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44mm"/>
    </style:style>
    <style:style style:name="ro1" style:family="table-row">
      <style:table-row-properties style:row-height="6.81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$37]/(([.$A$38]+[.B$1])*([.$A2]+1))" office:value-type="float" office:value="319148.936170213" calcext:value-type="float">
            <text:p>319148,936170213</text:p>
          </table:table-cell>
          <table:table-cell table:formula="of:=[.$A$37]/(([.$A$38]+[.C$1])*([.$A2]+1))" office:value-type="float" office:value="312500" calcext:value-type="float">
            <text:p>312500</text:p>
          </table:table-cell>
          <table:table-cell table:formula="of:=[.$A$37]/(([.$A$38]+[.D$1])*([.$A2]+1))" office:value-type="float" office:value="306122.448979592" calcext:value-type="float">
            <text:p>306122,448979592</text:p>
          </table:table-cell>
          <table:table-cell table:formula="of:=[.$A$37]/(([.$A$38]+[.E$1])*([.$A2]+1))" office:value-type="float" office:value="300000" calcext:value-type="float">
            <text:p>300000</text:p>
          </table:table-cell>
          <table:table-cell table:formula="of:=[.$A$37]/(([.$A$38]+[.F$1])*([.$A2]+1))" office:value-type="float" office:value="294117.647058824" calcext:value-type="float">
            <text:p>294117,647058824</text:p>
          </table:table-cell>
          <table:table-cell table:formula="of:=[.$A$37]/(([.$A$38]+[.G$1])*([.$A2]+1))" office:value-type="float" office:value="288461.538461538" calcext:value-type="float">
            <text:p>288461,538461538</text:p>
          </table:table-cell>
          <table:table-cell table:formula="of:=[.$A$37]/(([.$A$38]+[.H$1])*([.$A2]+1))" office:value-type="float" office:value="283018.867924528" calcext:value-type="float">
            <text:p>283018,867924528</text:p>
          </table:table-cell>
          <table:table-cell table:formula="of:=[.$A$37]/(([.$A$38]+[.I$1])*([.$A2]+1))" office:value-type="float" office:value="277777.777777778" calcext:value-type="float">
            <text:p>277777,777777778</text:p>
          </table:table-cell>
          <table:table-cell table:formula="of:=[.$A$37]/(([.$A$38]+[.J$1])*([.$A2]+1))" office:value-type="float" office:value="272727.272727273" calcext:value-type="float">
            <text:p>272727,272727273</text:p>
          </table:table-cell>
          <table:table-cell table:formula="of:=[.$A$37]/(([.$A$38]+[.K$1])*([.$A2]+1))" office:value-type="float" office:value="267857.142857143" calcext:value-type="float">
            <text:p>267857,142857143</text:p>
          </table:table-cell>
          <table:table-cell table:formula="of:=[.$A$37]/(([.$A$38]+[.L$1])*([.$A2]+1))" office:value-type="float" office:value="263157.894736842" calcext:value-type="float">
            <text:p>263157,894736842</text:p>
          </table:table-cell>
          <table:table-cell table:formula="of:=[.$A$37]/(([.$A$38]+[.M$1])*([.$A2]+1))" office:value-type="float" office:value="258620.689655172" calcext:value-type="float">
            <text:p>258620,689655172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$37]/(([.$A$38]+[.B$1])*([.$A3]+1))" office:value-type="float" office:value="283687.943262411" calcext:value-type="float">
            <text:p>283687,943262411</text:p>
          </table:table-cell>
          <table:table-cell table:formula="of:=[.$A$37]/(([.$A$38]+[.C$1])*([.$A3]+1))" office:value-type="float" office:value="277777.777777778" calcext:value-type="float">
            <text:p>277777,777777778</text:p>
          </table:table-cell>
          <table:table-cell table:formula="of:=[.$A$37]/(([.$A$38]+[.D$1])*([.$A3]+1))" office:value-type="float" office:value="272108.843537415" calcext:value-type="float">
            <text:p>272108,843537415</text:p>
          </table:table-cell>
          <table:table-cell table:formula="of:=[.$A$37]/(([.$A$38]+[.E$1])*([.$A3]+1))" office:value-type="float" office:value="266666.666666667" calcext:value-type="float">
            <text:p>266666,666666667</text:p>
          </table:table-cell>
          <table:table-cell table:formula="of:=[.$A$37]/(([.$A$38]+[.F$1])*([.$A3]+1))" office:value-type="float" office:value="261437.908496732" calcext:value-type="float">
            <text:p>261437,908496732</text:p>
          </table:table-cell>
          <table:table-cell table:formula="of:=[.$A$37]/(([.$A$38]+[.G$1])*([.$A3]+1))" office:value-type="float" office:value="256410.256410256" calcext:value-type="float">
            <text:p>256410,256410256</text:p>
          </table:table-cell>
          <table:table-cell table:formula="of:=[.$A$37]/(([.$A$38]+[.H$1])*([.$A3]+1))" office:value-type="float" office:value="251572.327044025" calcext:value-type="float">
            <text:p>251572,327044025</text:p>
          </table:table-cell>
          <table:table-cell table:formula="of:=[.$A$37]/(([.$A$38]+[.I$1])*([.$A3]+1))" office:value-type="float" office:value="246913.580246914" calcext:value-type="float">
            <text:p>246913,580246914</text:p>
          </table:table-cell>
          <table:table-cell table:formula="of:=[.$A$37]/(([.$A$38]+[.J$1])*([.$A3]+1))" office:value-type="float" office:value="242424.242424242" calcext:value-type="float">
            <text:p>242424,242424242</text:p>
          </table:table-cell>
          <table:table-cell table:formula="of:=[.$A$37]/(([.$A$38]+[.K$1])*([.$A3]+1))" office:value-type="float" office:value="238095.238095238" calcext:value-type="float">
            <text:p>238095,238095238</text:p>
          </table:table-cell>
          <table:table-cell table:formula="of:=[.$A$37]/(([.$A$38]+[.L$1])*([.$A3]+1))" office:value-type="float" office:value="233918.128654971" calcext:value-type="float">
            <text:p>233918,128654971</text:p>
          </table:table-cell>
          <table:table-cell table:formula="of:=[.$A$37]/(([.$A$38]+[.M$1])*([.$A3]+1))" office:value-type="float" office:value="229885.057471264" calcext:value-type="float">
            <text:p>229885,057471264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$37]/(([.$A$38]+[.B$1])*([.$A4]+1))" office:value-type="float" office:value="255319.14893617" calcext:value-type="float">
            <text:p>255319,14893617</text:p>
          </table:table-cell>
          <table:table-cell table:formula="of:=[.$A$37]/(([.$A$38]+[.C$1])*([.$A4]+1))" office:value-type="float" office:value="250000" calcext:value-type="float">
            <text:p>250000</text:p>
          </table:table-cell>
          <table:table-cell table:formula="of:=[.$A$37]/(([.$A$38]+[.D$1])*([.$A4]+1))" office:value-type="float" office:value="244897.959183673" calcext:value-type="float">
            <text:p>244897,959183673</text:p>
          </table:table-cell>
          <table:table-cell table:formula="of:=[.$A$37]/(([.$A$38]+[.E$1])*([.$A4]+1))" office:value-type="float" office:value="240000" calcext:value-type="float">
            <text:p>240000</text:p>
          </table:table-cell>
          <table:table-cell table:formula="of:=[.$A$37]/(([.$A$38]+[.F$1])*([.$A4]+1))" office:value-type="float" office:value="235294.117647059" calcext:value-type="float">
            <text:p>235294,117647059</text:p>
          </table:table-cell>
          <table:table-cell table:formula="of:=[.$A$37]/(([.$A$38]+[.G$1])*([.$A4]+1))" office:value-type="float" office:value="230769.230769231" calcext:value-type="float">
            <text:p>230769,230769231</text:p>
          </table:table-cell>
          <table:table-cell table:formula="of:=[.$A$37]/(([.$A$38]+[.H$1])*([.$A4]+1))" office:value-type="float" office:value="226415.094339623" calcext:value-type="float">
            <text:p>226415,094339623</text:p>
          </table:table-cell>
          <table:table-cell table:formula="of:=[.$A$37]/(([.$A$38]+[.I$1])*([.$A4]+1))" office:value-type="float" office:value="222222.222222222" calcext:value-type="float">
            <text:p>222222,222222222</text:p>
          </table:table-cell>
          <table:table-cell table:formula="of:=[.$A$37]/(([.$A$38]+[.J$1])*([.$A4]+1))" office:value-type="float" office:value="218181.818181818" calcext:value-type="float">
            <text:p>218181,818181818</text:p>
          </table:table-cell>
          <table:table-cell table:formula="of:=[.$A$37]/(([.$A$38]+[.K$1])*([.$A4]+1))" office:value-type="float" office:value="214285.714285714" calcext:value-type="float">
            <text:p>214285,714285714</text:p>
          </table:table-cell>
          <table:table-cell table:formula="of:=[.$A$37]/(([.$A$38]+[.L$1])*([.$A4]+1))" office:value-type="float" office:value="210526.315789474" calcext:value-type="float">
            <text:p>210526,315789474</text:p>
          </table:table-cell>
          <table:table-cell table:formula="of:=[.$A$37]/(([.$A$38]+[.M$1])*([.$A4]+1))" office:value-type="float" office:value="206896.551724138" calcext:value-type="float">
            <text:p>206896,551724138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$37]/(([.$A$38]+[.B$1])*([.$A5]+1))" office:value-type="float" office:value="232108.3172147" calcext:value-type="float">
            <text:p>232108,3172147</text:p>
          </table:table-cell>
          <table:table-cell table:formula="of:=[.$A$37]/(([.$A$38]+[.C$1])*([.$A5]+1))" office:value-type="float" office:value="227272.727272727" calcext:value-type="float">
            <text:p>227272,727272727</text:p>
          </table:table-cell>
          <table:table-cell table:formula="of:=[.$A$37]/(([.$A$38]+[.D$1])*([.$A5]+1))" office:value-type="float" office:value="222634.508348794" calcext:value-type="float">
            <text:p>222634,508348794</text:p>
          </table:table-cell>
          <table:table-cell table:formula="of:=[.$A$37]/(([.$A$38]+[.E$1])*([.$A5]+1))" office:value-type="float" office:value="218181.818181818" calcext:value-type="float">
            <text:p>218181,818181818</text:p>
          </table:table-cell>
          <table:table-cell table:formula="of:=[.$A$37]/(([.$A$38]+[.F$1])*([.$A5]+1))" office:value-type="float" office:value="213903.743315508" calcext:value-type="float">
            <text:p>213903,743315508</text:p>
          </table:table-cell>
          <table:table-cell table:formula="of:=[.$A$37]/(([.$A$38]+[.G$1])*([.$A5]+1))" office:value-type="float" office:value="209790.20979021" calcext:value-type="float">
            <text:p>209790,20979021</text:p>
          </table:table-cell>
          <table:table-cell table:formula="of:=[.$A$37]/(([.$A$38]+[.H$1])*([.$A5]+1))" office:value-type="float" office:value="205831.903945111" calcext:value-type="float">
            <text:p>205831,903945111</text:p>
          </table:table-cell>
          <table:table-cell table:formula="of:=[.$A$37]/(([.$A$38]+[.I$1])*([.$A5]+1))" office:value-type="float" office:value="202020.202020202" calcext:value-type="float">
            <text:p>202020,202020202</text:p>
          </table:table-cell>
          <table:table-cell table:formula="of:=[.$A$37]/(([.$A$38]+[.J$1])*([.$A5]+1))" office:value-type="float" office:value="198347.107438017" calcext:value-type="float">
            <text:p>198347,107438017</text:p>
          </table:table-cell>
          <table:table-cell table:formula="of:=[.$A$37]/(([.$A$38]+[.K$1])*([.$A5]+1))" office:value-type="float" office:value="194805.194805195" calcext:value-type="float">
            <text:p>194805,194805195</text:p>
          </table:table-cell>
          <table:table-cell table:formula="of:=[.$A$37]/(([.$A$38]+[.L$1])*([.$A5]+1))" office:value-type="float" office:value="191387.559808612" calcext:value-type="float">
            <text:p>191387,559808612</text:p>
          </table:table-cell>
          <table:table-cell table:formula="of:=[.$A$37]/(([.$A$38]+[.M$1])*([.$A5]+1))" office:value-type="float" office:value="188087.774294671" calcext:value-type="float">
            <text:p>188087,774294671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$37]/(([.$A$38]+[.B$1])*([.$A6]+1))" office:value-type="float" office:value="212765.957446808" calcext:value-type="float">
            <text:p>212765,957446808</text:p>
          </table:table-cell>
          <table:table-cell table:formula="of:=[.$A$37]/(([.$A$38]+[.C$1])*([.$A6]+1))" office:value-type="float" office:value="208333.333333333" calcext:value-type="float">
            <text:p>208333,333333333</text:p>
          </table:table-cell>
          <table:table-cell table:formula="of:=[.$A$37]/(([.$A$38]+[.D$1])*([.$A6]+1))" office:value-type="float" office:value="204081.632653061" calcext:value-type="float">
            <text:p>204081,632653061</text:p>
          </table:table-cell>
          <table:table-cell table:formula="of:=[.$A$37]/(([.$A$38]+[.E$1])*([.$A6]+1))" office:value-type="float" office:value="200000" calcext:value-type="float">
            <text:p>200000</text:p>
          </table:table-cell>
          <table:table-cell table:formula="of:=[.$A$37]/(([.$A$38]+[.F$1])*([.$A6]+1))" office:value-type="float" office:value="196078.431372549" calcext:value-type="float">
            <text:p>196078,431372549</text:p>
          </table:table-cell>
          <table:table-cell table:formula="of:=[.$A$37]/(([.$A$38]+[.G$1])*([.$A6]+1))" office:value-type="float" office:value="192307.692307692" calcext:value-type="float">
            <text:p>192307,692307692</text:p>
          </table:table-cell>
          <table:table-cell table:formula="of:=[.$A$37]/(([.$A$38]+[.H$1])*([.$A6]+1))" office:value-type="float" office:value="188679.245283019" calcext:value-type="float">
            <text:p>188679,245283019</text:p>
          </table:table-cell>
          <table:table-cell table:formula="of:=[.$A$37]/(([.$A$38]+[.I$1])*([.$A6]+1))" office:value-type="float" office:value="185185.185185185" calcext:value-type="float">
            <text:p>185185,185185185</text:p>
          </table:table-cell>
          <table:table-cell table:formula="of:=[.$A$37]/(([.$A$38]+[.J$1])*([.$A6]+1))" office:value-type="float" office:value="181818.181818182" calcext:value-type="float">
            <text:p>181818,181818182</text:p>
          </table:table-cell>
          <table:table-cell table:formula="of:=[.$A$37]/(([.$A$38]+[.K$1])*([.$A6]+1))" office:value-type="float" office:value="178571.428571429" calcext:value-type="float">
            <text:p>178571,428571429</text:p>
          </table:table-cell>
          <table:table-cell table:formula="of:=[.$A$37]/(([.$A$38]+[.L$1])*([.$A6]+1))" office:value-type="float" office:value="175438.596491228" calcext:value-type="float">
            <text:p>175438,596491228</text:p>
          </table:table-cell>
          <table:table-cell table:formula="of:=[.$A$37]/(([.$A$38]+[.M$1])*([.$A6]+1))" office:value-type="float" office:value="172413.793103448" calcext:value-type="float">
            <text:p>172413,793103448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$37]/(([.$A$38]+[.B$1])*([.$A7]+1))" office:value-type="float" office:value="196399.345335516" calcext:value-type="float">
            <text:p>196399,345335516</text:p>
          </table:table-cell>
          <table:table-cell table:formula="of:=[.$A$37]/(([.$A$38]+[.C$1])*([.$A7]+1))" office:value-type="float" office:value="192307.692307692" calcext:value-type="float">
            <text:p>192307,692307692</text:p>
          </table:table-cell>
          <table:table-cell table:formula="of:=[.$A$37]/(([.$A$38]+[.D$1])*([.$A7]+1))" office:value-type="float" office:value="188383.045525903" calcext:value-type="float">
            <text:p>188383,045525903</text:p>
          </table:table-cell>
          <table:table-cell table:formula="of:=[.$A$37]/(([.$A$38]+[.E$1])*([.$A7]+1))" office:value-type="float" office:value="184615.384615385" calcext:value-type="float">
            <text:p>184615,384615385</text:p>
          </table:table-cell>
          <table:table-cell table:formula="of:=[.$A$37]/(([.$A$38]+[.F$1])*([.$A7]+1))" office:value-type="float" office:value="180995.475113122" calcext:value-type="float">
            <text:p>180995,475113122</text:p>
          </table:table-cell>
          <table:table-cell table:formula="of:=[.$A$37]/(([.$A$38]+[.G$1])*([.$A7]+1))" office:value-type="float" office:value="177514.792899408" calcext:value-type="float">
            <text:p>177514,792899408</text:p>
          </table:table-cell>
          <table:table-cell table:formula="of:=[.$A$37]/(([.$A$38]+[.H$1])*([.$A7]+1))" office:value-type="float" office:value="174165.457184325" calcext:value-type="float">
            <text:p>174165,457184325</text:p>
          </table:table-cell>
          <table:table-cell table:formula="of:=[.$A$37]/(([.$A$38]+[.I$1])*([.$A7]+1))" office:value-type="float" office:value="170940.170940171" calcext:value-type="float">
            <text:p>170940,170940171</text:p>
          </table:table-cell>
          <table:table-cell table:formula="of:=[.$A$37]/(([.$A$38]+[.J$1])*([.$A7]+1))" office:value-type="float" office:value="167832.167832168" calcext:value-type="float">
            <text:p>167832,167832168</text:p>
          </table:table-cell>
          <table:table-cell table:formula="of:=[.$A$37]/(([.$A$38]+[.K$1])*([.$A7]+1))" office:value-type="float" office:value="164835.164835165" calcext:value-type="float">
            <text:p>164835,164835165</text:p>
          </table:table-cell>
          <table:table-cell table:formula="of:=[.$A$37]/(([.$A$38]+[.L$1])*([.$A7]+1))" office:value-type="float" office:value="161943.319838057" calcext:value-type="float">
            <text:p>161943,319838057</text:p>
          </table:table-cell>
          <table:table-cell table:formula="of:=[.$A$37]/(([.$A$38]+[.M$1])*([.$A7]+1))" office:value-type="float" office:value="159151.193633952" calcext:value-type="float">
            <text:p>159151,193633952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$37]/(([.$A$38]+[.B$1])*([.$A8]+1))" office:value-type="float" office:value="182370.820668693" calcext:value-type="float">
            <text:p>182370,820668693</text:p>
          </table:table-cell>
          <table:table-cell table:formula="of:=[.$A$37]/(([.$A$38]+[.C$1])*([.$A8]+1))" office:value-type="float" office:value="178571.428571429" calcext:value-type="float">
            <text:p>178571,428571429</text:p>
          </table:table-cell>
          <table:table-cell table:formula="of:=[.$A$37]/(([.$A$38]+[.D$1])*([.$A8]+1))" office:value-type="float" office:value="174927.113702624" calcext:value-type="float">
            <text:p>174927,113702624</text:p>
          </table:table-cell>
          <table:table-cell table:formula="of:=[.$A$37]/(([.$A$38]+[.E$1])*([.$A8]+1))" office:value-type="float" office:value="171428.571428571" calcext:value-type="float">
            <text:p>171428,571428571</text:p>
          </table:table-cell>
          <table:table-cell table:formula="of:=[.$A$37]/(([.$A$38]+[.F$1])*([.$A8]+1))" office:value-type="float" office:value="168067.226890756" calcext:value-type="float">
            <text:p>168067,226890756</text:p>
          </table:table-cell>
          <table:table-cell table:formula="of:=[.$A$37]/(([.$A$38]+[.G$1])*([.$A8]+1))" office:value-type="float" office:value="164835.164835165" calcext:value-type="float">
            <text:p>164835,164835165</text:p>
          </table:table-cell>
          <table:table-cell table:formula="of:=[.$A$37]/(([.$A$38]+[.H$1])*([.$A8]+1))" office:value-type="float" office:value="161725.067385445" calcext:value-type="float">
            <text:p>161725,067385445</text:p>
          </table:table-cell>
          <table:table-cell table:formula="of:=[.$A$37]/(([.$A$38]+[.I$1])*([.$A8]+1))" office:value-type="float" office:value="158730.158730159" calcext:value-type="float">
            <text:p>158730,158730159</text:p>
          </table:table-cell>
          <table:table-cell table:formula="of:=[.$A$37]/(([.$A$38]+[.J$1])*([.$A8]+1))" office:value-type="float" office:value="155844.155844156" calcext:value-type="float">
            <text:p>155844,155844156</text:p>
          </table:table-cell>
          <table:table-cell table:formula="of:=[.$A$37]/(([.$A$38]+[.K$1])*([.$A8]+1))" office:value-type="float" office:value="153061.224489796" calcext:value-type="float">
            <text:p>153061,224489796</text:p>
          </table:table-cell>
          <table:table-cell table:formula="of:=[.$A$37]/(([.$A$38]+[.L$1])*([.$A8]+1))" office:value-type="float" office:value="150375.939849624" calcext:value-type="float">
            <text:p>150375,939849624</text:p>
          </table:table-cell>
          <table:table-cell table:formula="of:=[.$A$37]/(([.$A$38]+[.M$1])*([.$A8]+1))" office:value-type="float" office:value="147783.251231527" calcext:value-type="float">
            <text:p>147783,251231527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$37]/(([.$A$38]+[.B$1])*([.$A9]+1))" office:value-type="float" office:value="170212.765957447" calcext:value-type="float">
            <text:p>170212,765957447</text:p>
          </table:table-cell>
          <table:table-cell table:formula="of:=[.$A$37]/(([.$A$38]+[.C$1])*([.$A9]+1))" office:value-type="float" office:value="166666.666666667" calcext:value-type="float">
            <text:p>166666,666666667</text:p>
          </table:table-cell>
          <table:table-cell table:formula="of:=[.$A$37]/(([.$A$38]+[.D$1])*([.$A9]+1))" office:value-type="float" office:value="163265.306122449" calcext:value-type="float">
            <text:p>163265,306122449</text:p>
          </table:table-cell>
          <table:table-cell table:formula="of:=[.$A$37]/(([.$A$38]+[.E$1])*([.$A9]+1))" office:value-type="float" office:value="160000" calcext:value-type="float">
            <text:p>160000</text:p>
          </table:table-cell>
          <table:table-cell table:formula="of:=[.$A$37]/(([.$A$38]+[.F$1])*([.$A9]+1))" office:value-type="float" office:value="156862.745098039" calcext:value-type="float">
            <text:p>156862,745098039</text:p>
          </table:table-cell>
          <table:table-cell table:formula="of:=[.$A$37]/(([.$A$38]+[.G$1])*([.$A9]+1))" office:value-type="float" office:value="153846.153846154" calcext:value-type="float">
            <text:p>153846,153846154</text:p>
          </table:table-cell>
          <table:table-cell table:formula="of:=[.$A$37]/(([.$A$38]+[.H$1])*([.$A9]+1))" office:value-type="float" office:value="150943.396226415" calcext:value-type="float">
            <text:p>150943,396226415</text:p>
          </table:table-cell>
          <table:table-cell table:formula="of:=[.$A$37]/(([.$A$38]+[.I$1])*([.$A9]+1))" office:value-type="float" office:value="148148.148148148" calcext:value-type="float">
            <text:p>148148,148148148</text:p>
          </table:table-cell>
          <table:table-cell table:formula="of:=[.$A$37]/(([.$A$38]+[.J$1])*([.$A9]+1))" office:value-type="float" office:value="145454.545454545" calcext:value-type="float">
            <text:p>145454,545454545</text:p>
          </table:table-cell>
          <table:table-cell table:formula="of:=[.$A$37]/(([.$A$38]+[.K$1])*([.$A9]+1))" office:value-type="float" office:value="142857.142857143" calcext:value-type="float">
            <text:p>142857,142857143</text:p>
          </table:table-cell>
          <table:table-cell table:formula="of:=[.$A$37]/(([.$A$38]+[.L$1])*([.$A9]+1))" office:value-type="float" office:value="140350.877192982" calcext:value-type="float">
            <text:p>140350,877192982</text:p>
          </table:table-cell>
          <table:table-cell table:formula="of:=[.$A$37]/(([.$A$38]+[.M$1])*([.$A9]+1))" office:value-type="float" office:value="137931.034482759" calcext:value-type="float">
            <text:p>137931,034482759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$37]/(([.$A$38]+[.B$1])*([.$A10]+1))" office:value-type="float" office:value="159574.468085106" calcext:value-type="float">
            <text:p>159574,468085106</text:p>
          </table:table-cell>
          <table:table-cell table:formula="of:=[.$A$37]/(([.$A$38]+[.C$1])*([.$A10]+1))" office:value-type="float" office:value="156250" calcext:value-type="float">
            <text:p>156250</text:p>
          </table:table-cell>
          <table:table-cell table:formula="of:=[.$A$37]/(([.$A$38]+[.D$1])*([.$A10]+1))" office:value-type="float" office:value="153061.224489796" calcext:value-type="float">
            <text:p>153061,224489796</text:p>
          </table:table-cell>
          <table:table-cell table:formula="of:=[.$A$37]/(([.$A$38]+[.E$1])*([.$A10]+1))" office:value-type="float" office:value="150000" calcext:value-type="float">
            <text:p>150000</text:p>
          </table:table-cell>
          <table:table-cell table:formula="of:=[.$A$37]/(([.$A$38]+[.F$1])*([.$A10]+1))" office:value-type="float" office:value="147058.823529412" calcext:value-type="float">
            <text:p>147058,823529412</text:p>
          </table:table-cell>
          <table:table-cell table:formula="of:=[.$A$37]/(([.$A$38]+[.G$1])*([.$A10]+1))" office:value-type="float" office:value="144230.769230769" calcext:value-type="float">
            <text:p>144230,769230769</text:p>
          </table:table-cell>
          <table:table-cell table:formula="of:=[.$A$37]/(([.$A$38]+[.H$1])*([.$A10]+1))" office:value-type="float" office:value="141509.433962264" calcext:value-type="float">
            <text:p>141509,433962264</text:p>
          </table:table-cell>
          <table:table-cell table:formula="of:=[.$A$37]/(([.$A$38]+[.I$1])*([.$A10]+1))" office:value-type="float" office:value="138888.888888889" calcext:value-type="float">
            <text:p>138888,888888889</text:p>
          </table:table-cell>
          <table:table-cell table:formula="of:=[.$A$37]/(([.$A$38]+[.J$1])*([.$A10]+1))" office:value-type="float" office:value="136363.636363636" calcext:value-type="float">
            <text:p>136363,636363636</text:p>
          </table:table-cell>
          <table:table-cell table:formula="of:=[.$A$37]/(([.$A$38]+[.K$1])*([.$A10]+1))" office:value-type="float" office:value="133928.571428571" calcext:value-type="float">
            <text:p>133928,571428571</text:p>
          </table:table-cell>
          <table:table-cell table:formula="of:=[.$A$37]/(([.$A$38]+[.L$1])*([.$A10]+1))" office:value-type="float" office:value="131578.947368421" calcext:value-type="float">
            <text:p>131578,947368421</text:p>
          </table:table-cell>
          <table:table-cell table:formula="of:=[.$A$37]/(([.$A$38]+[.M$1])*([.$A10]+1))" office:value-type="float" office:value="129310.344827586" calcext:value-type="float">
            <text:p>129310,344827586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$37]/(([.$A$38]+[.B$1])*([.$A11]+1))" office:value-type="float" office:value="150187.734668335" calcext:value-type="float">
            <text:p>150187,734668335</text:p>
          </table:table-cell>
          <table:table-cell table:formula="of:=[.$A$37]/(([.$A$38]+[.C$1])*([.$A11]+1))" office:value-type="float" office:value="147058.823529412" calcext:value-type="float">
            <text:p>147058,823529412</text:p>
          </table:table-cell>
          <table:table-cell table:formula="of:=[.$A$37]/(([.$A$38]+[.D$1])*([.$A11]+1))" office:value-type="float" office:value="144057.62304922" calcext:value-type="float">
            <text:p>144057,62304922</text:p>
          </table:table-cell>
          <table:table-cell table:formula="of:=[.$A$37]/(([.$A$38]+[.E$1])*([.$A11]+1))" office:value-type="float" office:value="141176.470588235" calcext:value-type="float">
            <text:p>141176,470588235</text:p>
          </table:table-cell>
          <table:table-cell table:formula="of:=[.$A$37]/(([.$A$38]+[.F$1])*([.$A11]+1))" office:value-type="float" office:value="138408.30449827" calcext:value-type="float">
            <text:p>138408,30449827</text:p>
          </table:table-cell>
          <table:table-cell table:formula="of:=[.$A$37]/(([.$A$38]+[.G$1])*([.$A11]+1))" office:value-type="float" office:value="135746.606334842" calcext:value-type="float">
            <text:p>135746,606334842</text:p>
          </table:table-cell>
          <table:table-cell table:formula="of:=[.$A$37]/(([.$A$38]+[.H$1])*([.$A11]+1))" office:value-type="float" office:value="133185.349611543" calcext:value-type="float">
            <text:p>133185,349611543</text:p>
          </table:table-cell>
          <table:table-cell table:formula="of:=[.$A$37]/(([.$A$38]+[.I$1])*([.$A11]+1))" office:value-type="float" office:value="130718.954248366" calcext:value-type="float">
            <text:p>130718,954248366</text:p>
          </table:table-cell>
          <table:table-cell table:formula="of:=[.$A$37]/(([.$A$38]+[.J$1])*([.$A11]+1))" office:value-type="float" office:value="128342.245989305" calcext:value-type="float">
            <text:p>128342,245989305</text:p>
          </table:table-cell>
          <table:table-cell table:formula="of:=[.$A$37]/(([.$A$38]+[.K$1])*([.$A11]+1))" office:value-type="float" office:value="126050.420168067" calcext:value-type="float">
            <text:p>126050,420168067</text:p>
          </table:table-cell>
          <table:table-cell table:formula="of:=[.$A$37]/(([.$A$38]+[.L$1])*([.$A11]+1))" office:value-type="float" office:value="123839.009287926" calcext:value-type="float">
            <text:p>123839,009287926</text:p>
          </table:table-cell>
          <table:table-cell table:formula="of:=[.$A$37]/(([.$A$38]+[.M$1])*([.$A11]+1))" office:value-type="float" office:value="121703.853955375" calcext:value-type="float">
            <text:p>121703,853955375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$37]/(([.$A$38]+[.B$1])*([.$A12]+1))" office:value-type="float" office:value="141843.971631206" calcext:value-type="float">
            <text:p>141843,971631206</text:p>
          </table:table-cell>
          <table:table-cell table:formula="of:=[.$A$37]/(([.$A$38]+[.C$1])*([.$A12]+1))" office:value-type="float" office:value="138888.888888889" calcext:value-type="float">
            <text:p>138888,888888889</text:p>
          </table:table-cell>
          <table:table-cell table:formula="of:=[.$A$37]/(([.$A$38]+[.D$1])*([.$A12]+1))" office:value-type="float" office:value="136054.421768707" calcext:value-type="float">
            <text:p>136054,421768707</text:p>
          </table:table-cell>
          <table:table-cell table:formula="of:=[.$A$37]/(([.$A$38]+[.E$1])*([.$A12]+1))" office:value-type="float" office:value="133333.333333333" calcext:value-type="float">
            <text:p>133333,333333333</text:p>
          </table:table-cell>
          <table:table-cell table:formula="of:=[.$A$37]/(([.$A$38]+[.F$1])*([.$A12]+1))" office:value-type="float" office:value="130718.954248366" calcext:value-type="float">
            <text:p>130718,954248366</text:p>
          </table:table-cell>
          <table:table-cell table:formula="of:=[.$A$37]/(([.$A$38]+[.G$1])*([.$A12]+1))" office:value-type="float" office:value="128205.128205128" calcext:value-type="float">
            <text:p>128205,128205128</text:p>
          </table:table-cell>
          <table:table-cell table:formula="of:=[.$A$37]/(([.$A$38]+[.H$1])*([.$A12]+1))" office:value-type="float" office:value="125786.163522013" calcext:value-type="float">
            <text:p>125786,163522013</text:p>
          </table:table-cell>
          <table:table-cell table:formula="of:=[.$A$37]/(([.$A$38]+[.I$1])*([.$A12]+1))" office:value-type="float" office:value="123456.790123457" calcext:value-type="float">
            <text:p>123456,790123457</text:p>
          </table:table-cell>
          <table:table-cell table:formula="of:=[.$A$37]/(([.$A$38]+[.J$1])*([.$A12]+1))" office:value-type="float" office:value="121212.121212121" calcext:value-type="float">
            <text:p>121212,121212121</text:p>
          </table:table-cell>
          <table:table-cell table:formula="of:=[.$A$37]/(([.$A$38]+[.K$1])*([.$A12]+1))" office:value-type="float" office:value="119047.619047619" calcext:value-type="float">
            <text:p>119047,619047619</text:p>
          </table:table-cell>
          <table:table-cell table:formula="of:=[.$A$37]/(([.$A$38]+[.L$1])*([.$A12]+1))" office:value-type="float" office:value="116959.064327485" calcext:value-type="float">
            <text:p>116959,064327485</text:p>
          </table:table-cell>
          <table:table-cell table:formula="of:=[.$A$37]/(([.$A$38]+[.M$1])*([.$A12]+1))" office:value-type="float" office:value="114942.528735632" calcext:value-type="float">
            <text:p>114942,528735632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$37]/(([.$A$38]+[.B$1])*([.$A13]+1))" office:value-type="float" office:value="134378.49944009" calcext:value-type="float">
            <text:p>134378,49944009</text:p>
          </table:table-cell>
          <table:table-cell table:formula="of:=[.$A$37]/(([.$A$38]+[.C$1])*([.$A13]+1))" office:value-type="float" office:value="131578.947368421" calcext:value-type="float">
            <text:p>131578,947368421</text:p>
          </table:table-cell>
          <table:table-cell table:formula="of:=[.$A$37]/(([.$A$38]+[.D$1])*([.$A13]+1))" office:value-type="float" office:value="128893.662728249" calcext:value-type="float">
            <text:p>128893,662728249</text:p>
          </table:table-cell>
          <table:table-cell table:formula="of:=[.$A$37]/(([.$A$38]+[.E$1])*([.$A13]+1))" office:value-type="float" office:value="126315.789473684" calcext:value-type="float">
            <text:p>126315,789473684</text:p>
          </table:table-cell>
          <table:table-cell table:formula="of:=[.$A$37]/(([.$A$38]+[.F$1])*([.$A13]+1))" office:value-type="float" office:value="123839.009287926" calcext:value-type="float">
            <text:p>123839,009287926</text:p>
          </table:table-cell>
          <table:table-cell table:formula="of:=[.$A$37]/(([.$A$38]+[.G$1])*([.$A13]+1))" office:value-type="float" office:value="121457.489878543" calcext:value-type="float">
            <text:p>121457,489878543</text:p>
          </table:table-cell>
          <table:table-cell table:formula="of:=[.$A$37]/(([.$A$38]+[.H$1])*([.$A13]+1))" office:value-type="float" office:value="119165.839126117" calcext:value-type="float">
            <text:p>119165,839126117</text:p>
          </table:table-cell>
          <table:table-cell table:formula="of:=[.$A$37]/(([.$A$38]+[.I$1])*([.$A13]+1))" office:value-type="float" office:value="116959.064327485" calcext:value-type="float">
            <text:p>116959,064327485</text:p>
          </table:table-cell>
          <table:table-cell table:formula="of:=[.$A$37]/(([.$A$38]+[.J$1])*([.$A13]+1))" office:value-type="float" office:value="114832.535885167" calcext:value-type="float">
            <text:p>114832,535885167</text:p>
          </table:table-cell>
          <table:table-cell table:formula="of:=[.$A$37]/(([.$A$38]+[.K$1])*([.$A13]+1))" office:value-type="float" office:value="112781.954887218" calcext:value-type="float">
            <text:p>112781,954887218</text:p>
          </table:table-cell>
          <table:table-cell table:formula="of:=[.$A$37]/(([.$A$38]+[.L$1])*([.$A13]+1))" office:value-type="float" office:value="110803.324099723" calcext:value-type="float">
            <text:p>110803,324099723</text:p>
          </table:table-cell>
          <table:table-cell table:formula="of:=[.$A$37]/(([.$A$38]+[.M$1])*([.$A13]+1))" office:value-type="float" office:value="108892.921960073" calcext:value-type="float">
            <text:p>108892,921960073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$37]/(([.$A$38]+[.B$1])*([.$A14]+1))" office:value-type="float" office:value="127659.574468085" calcext:value-type="float">
            <text:p>127659,574468085</text:p>
          </table:table-cell>
          <table:table-cell table:formula="of:=[.$A$37]/(([.$A$38]+[.C$1])*([.$A14]+1))" office:value-type="float" office:value="125000" calcext:value-type="float">
            <text:p>125000</text:p>
          </table:table-cell>
          <table:table-cell table:formula="of:=[.$A$37]/(([.$A$38]+[.D$1])*([.$A14]+1))" office:value-type="float" office:value="122448.979591837" calcext:value-type="float">
            <text:p>122448,979591837</text:p>
          </table:table-cell>
          <table:table-cell table:formula="of:=[.$A$37]/(([.$A$38]+[.E$1])*([.$A14]+1))" office:value-type="float" office:value="120000" calcext:value-type="float">
            <text:p>120000</text:p>
          </table:table-cell>
          <table:table-cell table:formula="of:=[.$A$37]/(([.$A$38]+[.F$1])*([.$A14]+1))" office:value-type="float" office:value="117647.058823529" calcext:value-type="float">
            <text:p>117647,058823529</text:p>
          </table:table-cell>
          <table:table-cell table:formula="of:=[.$A$37]/(([.$A$38]+[.G$1])*([.$A14]+1))" office:value-type="float" office:value="115384.615384615" calcext:value-type="float">
            <text:p>115384,615384615</text:p>
          </table:table-cell>
          <table:table-cell table:formula="of:=[.$A$37]/(([.$A$38]+[.H$1])*([.$A14]+1))" office:value-type="float" office:value="113207.547169811" calcext:value-type="float">
            <text:p>113207,547169811</text:p>
          </table:table-cell>
          <table:table-cell table:formula="of:=[.$A$37]/(([.$A$38]+[.I$1])*([.$A14]+1))" office:value-type="float" office:value="111111.111111111" calcext:value-type="float">
            <text:p>111111,111111111</text:p>
          </table:table-cell>
          <table:table-cell table:formula="of:=[.$A$37]/(([.$A$38]+[.J$1])*([.$A14]+1))" office:value-type="float" office:value="109090.909090909" calcext:value-type="float">
            <text:p>109090,909090909</text:p>
          </table:table-cell>
          <table:table-cell table:formula="of:=[.$A$37]/(([.$A$38]+[.K$1])*([.$A14]+1))" office:value-type="float" office:value="107142.857142857" calcext:value-type="float">
            <text:p>107142,857142857</text:p>
          </table:table-cell>
          <table:table-cell table:formula="of:=[.$A$37]/(([.$A$38]+[.L$1])*([.$A14]+1))" office:value-type="float" office:value="105263.157894737" calcext:value-type="float">
            <text:p>105263,157894737</text:p>
          </table:table-cell>
          <table:table-cell table:formula="of:=[.$A$37]/(([.$A$38]+[.M$1])*([.$A14]+1))" office:value-type="float" office:value="103448.275862069" calcext:value-type="float">
            <text:p>103448,275862069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$37]/(([.$A$38]+[.B$1])*([.$A15]+1))" office:value-type="float" office:value="121580.547112462" calcext:value-type="float">
            <text:p>121580,547112462</text:p>
          </table:table-cell>
          <table:table-cell table:formula="of:=[.$A$37]/(([.$A$38]+[.C$1])*([.$A15]+1))" office:value-type="float" office:value="119047.619047619" calcext:value-type="float">
            <text:p>119047,619047619</text:p>
          </table:table-cell>
          <table:table-cell table:formula="of:=[.$A$37]/(([.$A$38]+[.D$1])*([.$A15]+1))" office:value-type="float" office:value="116618.075801749" calcext:value-type="float">
            <text:p>116618,075801749</text:p>
          </table:table-cell>
          <table:table-cell table:formula="of:=[.$A$37]/(([.$A$38]+[.E$1])*([.$A15]+1))" office:value-type="float" office:value="114285.714285714" calcext:value-type="float">
            <text:p>114285,714285714</text:p>
          </table:table-cell>
          <table:table-cell table:formula="of:=[.$A$37]/(([.$A$38]+[.F$1])*([.$A15]+1))" office:value-type="float" office:value="112044.817927171" calcext:value-type="float">
            <text:p>112044,817927171</text:p>
          </table:table-cell>
          <table:table-cell table:formula="of:=[.$A$37]/(([.$A$38]+[.G$1])*([.$A15]+1))" office:value-type="float" office:value="109890.10989011" calcext:value-type="float">
            <text:p>109890,10989011</text:p>
          </table:table-cell>
          <table:table-cell table:formula="of:=[.$A$37]/(([.$A$38]+[.H$1])*([.$A15]+1))" office:value-type="float" office:value="107816.711590297" calcext:value-type="float">
            <text:p>107816,711590297</text:p>
          </table:table-cell>
          <table:table-cell table:formula="of:=[.$A$37]/(([.$A$38]+[.I$1])*([.$A15]+1))" office:value-type="float" office:value="105820.105820106" calcext:value-type="float">
            <text:p>105820,105820106</text:p>
          </table:table-cell>
          <table:table-cell table:formula="of:=[.$A$37]/(([.$A$38]+[.J$1])*([.$A15]+1))" office:value-type="float" office:value="103896.103896104" calcext:value-type="float">
            <text:p>103896,103896104</text:p>
          </table:table-cell>
          <table:table-cell table:formula="of:=[.$A$37]/(([.$A$38]+[.K$1])*([.$A15]+1))" office:value-type="float" office:value="102040.816326531" calcext:value-type="float">
            <text:p>102040,816326531</text:p>
          </table:table-cell>
          <table:table-cell table:formula="of:=[.$A$37]/(([.$A$38]+[.L$1])*([.$A15]+1))" office:value-type="float" office:value="100250.626566416" calcext:value-type="float">
            <text:p>100250,626566416</text:p>
          </table:table-cell>
          <table:table-cell table:formula="of:=[.$A$37]/(([.$A$38]+[.M$1])*([.$A15]+1))" office:value-type="float" office:value="98522.1674876847" calcext:value-type="float">
            <text:p>98522,1674876847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$37]/(([.$A$38]+[.B$1])*([.$A16]+1))" office:value-type="float" office:value="116054.15860735" calcext:value-type="float">
            <text:p>116054,15860735</text:p>
          </table:table-cell>
          <table:table-cell table:formula="of:=[.$A$37]/(([.$A$38]+[.C$1])*([.$A16]+1))" office:value-type="float" office:value="113636.363636364" calcext:value-type="float">
            <text:p>113636,363636364</text:p>
          </table:table-cell>
          <table:table-cell table:formula="of:=[.$A$37]/(([.$A$38]+[.D$1])*([.$A16]+1))" office:value-type="float" office:value="111317.254174397" calcext:value-type="float">
            <text:p>111317,254174397</text:p>
          </table:table-cell>
          <table:table-cell table:formula="of:=[.$A$37]/(([.$A$38]+[.E$1])*([.$A16]+1))" office:value-type="float" office:value="109090.909090909" calcext:value-type="float">
            <text:p>109090,909090909</text:p>
          </table:table-cell>
          <table:table-cell table:formula="of:=[.$A$37]/(([.$A$38]+[.F$1])*([.$A16]+1))" office:value-type="float" office:value="106951.871657754" calcext:value-type="float">
            <text:p>106951,871657754</text:p>
          </table:table-cell>
          <table:table-cell table:formula="of:=[.$A$37]/(([.$A$38]+[.G$1])*([.$A16]+1))" office:value-type="float" office:value="104895.104895105" calcext:value-type="float">
            <text:p>104895,104895105</text:p>
          </table:table-cell>
          <table:table-cell table:formula="of:=[.$A$37]/(([.$A$38]+[.H$1])*([.$A16]+1))" office:value-type="float" office:value="102915.951972556" calcext:value-type="float">
            <text:p>102915,951972556</text:p>
          </table:table-cell>
          <table:table-cell table:formula="of:=[.$A$37]/(([.$A$38]+[.I$1])*([.$A16]+1))" office:value-type="float" office:value="101010.101010101" calcext:value-type="float">
            <text:p>101010,101010101</text:p>
          </table:table-cell>
          <table:table-cell table:formula="of:=[.$A$37]/(([.$A$38]+[.J$1])*([.$A16]+1))" office:value-type="float" office:value="99173.5537190083" calcext:value-type="float">
            <text:p>99173,5537190083</text:p>
          </table:table-cell>
          <table:table-cell table:formula="of:=[.$A$37]/(([.$A$38]+[.K$1])*([.$A16]+1))" office:value-type="float" office:value="97402.5974025974" calcext:value-type="float">
            <text:p>97402,5974025974</text:p>
          </table:table-cell>
          <table:table-cell table:formula="of:=[.$A$37]/(([.$A$38]+[.L$1])*([.$A16]+1))" office:value-type="float" office:value="95693.7799043062" calcext:value-type="float">
            <text:p>95693,7799043062</text:p>
          </table:table-cell>
          <table:table-cell table:formula="of:=[.$A$37]/(([.$A$38]+[.M$1])*([.$A16]+1))" office:value-type="float" office:value="94043.8871473354" calcext:value-type="float">
            <text:p>94043,8871473354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$37]/(([.$A$38]+[.B$1])*([.$A17]+1))" office:value-type="float" office:value="111008.325624422" calcext:value-type="float">
            <text:p>111008,325624422</text:p>
          </table:table-cell>
          <table:table-cell table:formula="of:=[.$A$37]/(([.$A$38]+[.C$1])*([.$A17]+1))" office:value-type="float" office:value="108695.652173913" calcext:value-type="float">
            <text:p>108695,652173913</text:p>
          </table:table-cell>
          <table:table-cell table:formula="of:=[.$A$37]/(([.$A$38]+[.D$1])*([.$A17]+1))" office:value-type="float" office:value="106477.373558119" calcext:value-type="float">
            <text:p>106477,373558119</text:p>
          </table:table-cell>
          <table:table-cell table:formula="of:=[.$A$37]/(([.$A$38]+[.E$1])*([.$A17]+1))" office:value-type="float" office:value="104347.826086957" calcext:value-type="float">
            <text:p>104347,826086957</text:p>
          </table:table-cell>
          <table:table-cell table:formula="of:=[.$A$37]/(([.$A$38]+[.F$1])*([.$A17]+1))" office:value-type="float" office:value="102301.79028133" calcext:value-type="float">
            <text:p>102301,79028133</text:p>
          </table:table-cell>
          <table:table-cell table:formula="of:=[.$A$37]/(([.$A$38]+[.G$1])*([.$A17]+1))" office:value-type="float" office:value="100334.448160535" calcext:value-type="float">
            <text:p>100334,448160535</text:p>
          </table:table-cell>
          <table:table-cell table:formula="of:=[.$A$37]/(([.$A$38]+[.H$1])*([.$A17]+1))" office:value-type="float" office:value="98441.3453650533" calcext:value-type="float">
            <text:p>98441,3453650533</text:p>
          </table:table-cell>
          <table:table-cell table:formula="of:=[.$A$37]/(([.$A$38]+[.I$1])*([.$A17]+1))" office:value-type="float" office:value="96618.3574879227" calcext:value-type="float">
            <text:p>96618,3574879227</text:p>
          </table:table-cell>
          <table:table-cell table:formula="of:=[.$A$37]/(([.$A$38]+[.J$1])*([.$A17]+1))" office:value-type="float" office:value="94861.6600790514" calcext:value-type="float">
            <text:p>94861,6600790514</text:p>
          </table:table-cell>
          <table:table-cell table:formula="of:=[.$A$37]/(([.$A$38]+[.K$1])*([.$A17]+1))" office:value-type="float" office:value="93167.701863354" calcext:value-type="float">
            <text:p>93167,701863354</text:p>
          </table:table-cell>
          <table:table-cell table:formula="of:=[.$A$37]/(([.$A$38]+[.L$1])*([.$A17]+1))" office:value-type="float" office:value="91533.180778032" calcext:value-type="float">
            <text:p>91533,180778032</text:p>
          </table:table-cell>
          <table:table-cell table:formula="of:=[.$A$37]/(([.$A$38]+[.M$1])*([.$A17]+1))" office:value-type="float" office:value="89955.0224887556" calcext:value-type="float">
            <text:p>89955,0224887556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$37]/(([.$A$38]+[.B$1])*([.$A18]+1))" office:value-type="float" office:value="106382.978723404" calcext:value-type="float">
            <text:p>106382,978723404</text:p>
          </table:table-cell>
          <table:table-cell table:formula="of:=[.$A$37]/(([.$A$38]+[.C$1])*([.$A18]+1))" office:value-type="float" office:value="104166.666666667" calcext:value-type="float">
            <text:p>104166,666666667</text:p>
          </table:table-cell>
          <table:table-cell table:formula="of:=[.$A$37]/(([.$A$38]+[.D$1])*([.$A18]+1))" office:value-type="float" office:value="102040.816326531" calcext:value-type="float">
            <text:p>102040,816326531</text:p>
          </table:table-cell>
          <table:table-cell table:formula="of:=[.$A$37]/(([.$A$38]+[.E$1])*([.$A18]+1))" office:value-type="float" office:value="100000" calcext:value-type="float">
            <text:p>100000</text:p>
          </table:table-cell>
          <table:table-cell table:formula="of:=[.$A$37]/(([.$A$38]+[.F$1])*([.$A18]+1))" office:value-type="float" office:value="98039.2156862745" calcext:value-type="float">
            <text:p>98039,2156862745</text:p>
          </table:table-cell>
          <table:table-cell table:formula="of:=[.$A$37]/(([.$A$38]+[.G$1])*([.$A18]+1))" office:value-type="float" office:value="96153.8461538462" calcext:value-type="float">
            <text:p>96153,8461538462</text:p>
          </table:table-cell>
          <table:table-cell table:formula="of:=[.$A$37]/(([.$A$38]+[.H$1])*([.$A18]+1))" office:value-type="float" office:value="94339.6226415094" calcext:value-type="float">
            <text:p>94339,6226415094</text:p>
          </table:table-cell>
          <table:table-cell table:formula="of:=[.$A$37]/(([.$A$38]+[.I$1])*([.$A18]+1))" office:value-type="float" office:value="92592.5925925926" calcext:value-type="float">
            <text:p>92592,5925925926</text:p>
          </table:table-cell>
          <table:table-cell table:formula="of:=[.$A$37]/(([.$A$38]+[.J$1])*([.$A18]+1))" office:value-type="float" office:value="90909.0909090909" calcext:value-type="float">
            <text:p>90909,0909090909</text:p>
          </table:table-cell>
          <table:table-cell table:formula="of:=[.$A$37]/(([.$A$38]+[.K$1])*([.$A18]+1))" office:value-type="float" office:value="89285.7142857143" calcext:value-type="float">
            <text:p>89285,7142857143</text:p>
          </table:table-cell>
          <table:table-cell table:formula="of:=[.$A$37]/(([.$A$38]+[.L$1])*([.$A18]+1))" office:value-type="float" office:value="87719.298245614" calcext:value-type="float">
            <text:p>87719,298245614</text:p>
          </table:table-cell>
          <table:table-cell table:formula="of:=[.$A$37]/(([.$A$38]+[.M$1])*([.$A18]+1))" office:value-type="float" office:value="86206.8965517241" calcext:value-type="float">
            <text:p>86206,8965517241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$37]/(([.$A$38]+[.B$1])*([.$A19]+1))" office:value-type="float" office:value="102127.659574468" calcext:value-type="float">
            <text:p>102127,659574468</text:p>
          </table:table-cell>
          <table:table-cell table:formula="of:=[.$A$37]/(([.$A$38]+[.C$1])*([.$A19]+1))" office:value-type="float" office:value="100000" calcext:value-type="float">
            <text:p>100000</text:p>
          </table:table-cell>
          <table:table-cell table:formula="of:=[.$A$37]/(([.$A$38]+[.D$1])*([.$A19]+1))" office:value-type="float" office:value="97959.1836734694" calcext:value-type="float">
            <text:p>97959,1836734694</text:p>
          </table:table-cell>
          <table:table-cell table:formula="of:=[.$A$37]/(([.$A$38]+[.E$1])*([.$A19]+1))" office:value-type="float" office:value="96000" calcext:value-type="float">
            <text:p>96000</text:p>
          </table:table-cell>
          <table:table-cell table:formula="of:=[.$A$37]/(([.$A$38]+[.F$1])*([.$A19]+1))" office:value-type="float" office:value="94117.6470588235" calcext:value-type="float">
            <text:p>94117,6470588235</text:p>
          </table:table-cell>
          <table:table-cell table:formula="of:=[.$A$37]/(([.$A$38]+[.G$1])*([.$A19]+1))" office:value-type="float" office:value="92307.6923076923" calcext:value-type="float">
            <text:p>92307,6923076923</text:p>
          </table:table-cell>
          <table:table-cell table:formula="of:=[.$A$37]/(([.$A$38]+[.H$1])*([.$A19]+1))" office:value-type="float" office:value="90566.0377358491" calcext:value-type="float">
            <text:p>90566,0377358491</text:p>
          </table:table-cell>
          <table:table-cell table:formula="of:=[.$A$37]/(([.$A$38]+[.I$1])*([.$A19]+1))" office:value-type="float" office:value="88888.8888888889" calcext:value-type="float">
            <text:p>88888,8888888889</text:p>
          </table:table-cell>
          <table:table-cell table:formula="of:=[.$A$37]/(([.$A$38]+[.J$1])*([.$A19]+1))" office:value-type="float" office:value="87272.7272727273" calcext:value-type="float">
            <text:p>87272,7272727273</text:p>
          </table:table-cell>
          <table:table-cell table:formula="of:=[.$A$37]/(([.$A$38]+[.K$1])*([.$A19]+1))" office:value-type="float" office:value="85714.2857142857" calcext:value-type="float">
            <text:p>85714,2857142857</text:p>
          </table:table-cell>
          <table:table-cell table:formula="of:=[.$A$37]/(([.$A$38]+[.L$1])*([.$A19]+1))" office:value-type="float" office:value="84210.5263157895" calcext:value-type="float">
            <text:p>84210,5263157895</text:p>
          </table:table-cell>
          <table:table-cell table:formula="of:=[.$A$37]/(([.$A$38]+[.M$1])*([.$A19]+1))" office:value-type="float" office:value="82758.6206896552" calcext:value-type="float">
            <text:p>82758,6206896552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$37]/(([.$A$38]+[.B$1])*([.$A20]+1))" office:value-type="float" office:value="98199.6726677578" calcext:value-type="float">
            <text:p>98199,6726677578</text:p>
          </table:table-cell>
          <table:table-cell table:formula="of:=[.$A$37]/(([.$A$38]+[.C$1])*([.$A20]+1))" office:value-type="float" office:value="96153.8461538462" calcext:value-type="float">
            <text:p>96153,8461538462</text:p>
          </table:table-cell>
          <table:table-cell table:formula="of:=[.$A$37]/(([.$A$38]+[.D$1])*([.$A20]+1))" office:value-type="float" office:value="94191.5227629514" calcext:value-type="float">
            <text:p>94191,5227629514</text:p>
          </table:table-cell>
          <table:table-cell table:formula="of:=[.$A$37]/(([.$A$38]+[.E$1])*([.$A20]+1))" office:value-type="float" office:value="92307.6923076923" calcext:value-type="float">
            <text:p>92307,6923076923</text:p>
          </table:table-cell>
          <table:table-cell table:formula="of:=[.$A$37]/(([.$A$38]+[.F$1])*([.$A20]+1))" office:value-type="float" office:value="90497.7375565611" calcext:value-type="float">
            <text:p>90497,7375565611</text:p>
          </table:table-cell>
          <table:table-cell table:formula="of:=[.$A$37]/(([.$A$38]+[.G$1])*([.$A20]+1))" office:value-type="float" office:value="88757.3964497041" calcext:value-type="float">
            <text:p>88757,3964497041</text:p>
          </table:table-cell>
          <table:table-cell table:formula="of:=[.$A$37]/(([.$A$38]+[.H$1])*([.$A20]+1))" office:value-type="float" office:value="87082.7285921626" calcext:value-type="float">
            <text:p>87082,7285921626</text:p>
          </table:table-cell>
          <table:table-cell table:formula="of:=[.$A$37]/(([.$A$38]+[.I$1])*([.$A20]+1))" office:value-type="float" office:value="85470.0854700855" calcext:value-type="float">
            <text:p>85470,0854700855</text:p>
          </table:table-cell>
          <table:table-cell table:formula="of:=[.$A$37]/(([.$A$38]+[.J$1])*([.$A20]+1))" office:value-type="float" office:value="83916.0839160839" calcext:value-type="float">
            <text:p>83916,0839160839</text:p>
          </table:table-cell>
          <table:table-cell table:formula="of:=[.$A$37]/(([.$A$38]+[.K$1])*([.$A20]+1))" office:value-type="float" office:value="82417.5824175824" calcext:value-type="float">
            <text:p>82417,5824175824</text:p>
          </table:table-cell>
          <table:table-cell table:formula="of:=[.$A$37]/(([.$A$38]+[.L$1])*([.$A20]+1))" office:value-type="float" office:value="80971.6599190283" calcext:value-type="float">
            <text:p>80971,6599190283</text:p>
          </table:table-cell>
          <table:table-cell table:formula="of:=[.$A$37]/(([.$A$38]+[.M$1])*([.$A20]+1))" office:value-type="float" office:value="79575.5968169761" calcext:value-type="float">
            <text:p>79575,5968169761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$37]/(([.$A$38]+[.B$1])*([.$A21]+1))" office:value-type="float" office:value="94562.6477541371" calcext:value-type="float">
            <text:p>94562,6477541371</text:p>
          </table:table-cell>
          <table:table-cell table:formula="of:=[.$A$37]/(([.$A$38]+[.C$1])*([.$A21]+1))" office:value-type="float" office:value="92592.5925925926" calcext:value-type="float">
            <text:p>92592,5925925926</text:p>
          </table:table-cell>
          <table:table-cell table:formula="of:=[.$A$37]/(([.$A$38]+[.D$1])*([.$A21]+1))" office:value-type="float" office:value="90702.947845805" calcext:value-type="float">
            <text:p>90702,947845805</text:p>
          </table:table-cell>
          <table:table-cell table:formula="of:=[.$A$37]/(([.$A$38]+[.E$1])*([.$A21]+1))" office:value-type="float" office:value="88888.8888888889" calcext:value-type="float">
            <text:p>88888,8888888889</text:p>
          </table:table-cell>
          <table:table-cell table:formula="of:=[.$A$37]/(([.$A$38]+[.F$1])*([.$A21]+1))" office:value-type="float" office:value="87145.9694989107" calcext:value-type="float">
            <text:p>87145,9694989107</text:p>
          </table:table-cell>
          <table:table-cell table:formula="of:=[.$A$37]/(([.$A$38]+[.G$1])*([.$A21]+1))" office:value-type="float" office:value="85470.0854700855" calcext:value-type="float">
            <text:p>85470,0854700855</text:p>
          </table:table-cell>
          <table:table-cell table:formula="of:=[.$A$37]/(([.$A$38]+[.H$1])*([.$A21]+1))" office:value-type="float" office:value="83857.4423480084" calcext:value-type="float">
            <text:p>83857,4423480084</text:p>
          </table:table-cell>
          <table:table-cell table:formula="of:=[.$A$37]/(([.$A$38]+[.I$1])*([.$A21]+1))" office:value-type="float" office:value="82304.5267489712" calcext:value-type="float">
            <text:p>82304,5267489712</text:p>
          </table:table-cell>
          <table:table-cell table:formula="of:=[.$A$37]/(([.$A$38]+[.J$1])*([.$A21]+1))" office:value-type="float" office:value="80808.0808080808" calcext:value-type="float">
            <text:p>80808,0808080808</text:p>
          </table:table-cell>
          <table:table-cell table:formula="of:=[.$A$37]/(([.$A$38]+[.K$1])*([.$A21]+1))" office:value-type="float" office:value="79365.0793650794" calcext:value-type="float">
            <text:p>79365,0793650794</text:p>
          </table:table-cell>
          <table:table-cell table:formula="of:=[.$A$37]/(([.$A$38]+[.L$1])*([.$A21]+1))" office:value-type="float" office:value="77972.7095516569" calcext:value-type="float">
            <text:p>77972,7095516569</text:p>
          </table:table-cell>
          <table:table-cell table:formula="of:=[.$A$37]/(([.$A$38]+[.M$1])*([.$A21]+1))" office:value-type="float" office:value="76628.3524904215" calcext:value-type="float">
            <text:p>76628,3524904215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$37]/(([.$A$38]+[.B$1])*([.$A22]+1))" office:value-type="float" office:value="91185.4103343465" calcext:value-type="float">
            <text:p>91185,4103343465</text:p>
          </table:table-cell>
          <table:table-cell table:formula="of:=[.$A$37]/(([.$A$38]+[.C$1])*([.$A22]+1))" office:value-type="float" office:value="89285.7142857143" calcext:value-type="float">
            <text:p>89285,7142857143</text:p>
          </table:table-cell>
          <table:table-cell table:formula="of:=[.$A$37]/(([.$A$38]+[.D$1])*([.$A22]+1))" office:value-type="float" office:value="87463.556851312" calcext:value-type="float">
            <text:p>87463,556851312</text:p>
          </table:table-cell>
          <table:table-cell table:formula="of:=[.$A$37]/(([.$A$38]+[.E$1])*([.$A22]+1))" office:value-type="float" office:value="85714.2857142857" calcext:value-type="float">
            <text:p>85714,2857142857</text:p>
          </table:table-cell>
          <table:table-cell table:formula="of:=[.$A$37]/(([.$A$38]+[.F$1])*([.$A22]+1))" office:value-type="float" office:value="84033.6134453782" calcext:value-type="float">
            <text:p>84033,6134453782</text:p>
          </table:table-cell>
          <table:table-cell table:formula="of:=[.$A$37]/(([.$A$38]+[.G$1])*([.$A22]+1))" office:value-type="float" office:value="82417.5824175824" calcext:value-type="float">
            <text:p>82417,5824175824</text:p>
          </table:table-cell>
          <table:table-cell table:formula="of:=[.$A$37]/(([.$A$38]+[.H$1])*([.$A22]+1))" office:value-type="float" office:value="80862.5336927224" calcext:value-type="float">
            <text:p>80862,5336927224</text:p>
          </table:table-cell>
          <table:table-cell table:formula="of:=[.$A$37]/(([.$A$38]+[.I$1])*([.$A22]+1))" office:value-type="float" office:value="79365.0793650794" calcext:value-type="float">
            <text:p>79365,0793650794</text:p>
          </table:table-cell>
          <table:table-cell table:formula="of:=[.$A$37]/(([.$A$38]+[.J$1])*([.$A22]+1))" office:value-type="float" office:value="77922.0779220779" calcext:value-type="float">
            <text:p>77922,0779220779</text:p>
          </table:table-cell>
          <table:table-cell table:formula="of:=[.$A$37]/(([.$A$38]+[.K$1])*([.$A22]+1))" office:value-type="float" office:value="76530.612244898" calcext:value-type="float">
            <text:p>76530,612244898</text:p>
          </table:table-cell>
          <table:table-cell table:formula="of:=[.$A$37]/(([.$A$38]+[.L$1])*([.$A22]+1))" office:value-type="float" office:value="75187.969924812" calcext:value-type="float">
            <text:p>75187,969924812</text:p>
          </table:table-cell>
          <table:table-cell table:formula="of:=[.$A$37]/(([.$A$38]+[.M$1])*([.$A22]+1))" office:value-type="float" office:value="73891.6256157636" calcext:value-type="float">
            <text:p>73891,6256157636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$37]/(([.$A$38]+[.B$1])*([.$A23]+1))" office:value-type="float" office:value="88041.0858400587" calcext:value-type="float">
            <text:p>88041,0858400587</text:p>
          </table:table-cell>
          <table:table-cell table:formula="of:=[.$A$37]/(([.$A$38]+[.C$1])*([.$A23]+1))" office:value-type="float" office:value="86206.8965517241" calcext:value-type="float">
            <text:p>86206,8965517241</text:p>
          </table:table-cell>
          <table:table-cell table:formula="of:=[.$A$37]/(([.$A$38]+[.D$1])*([.$A23]+1))" office:value-type="float" office:value="84447.5721323012" calcext:value-type="float">
            <text:p>84447,5721323012</text:p>
          </table:table-cell>
          <table:table-cell table:formula="of:=[.$A$37]/(([.$A$38]+[.E$1])*([.$A23]+1))" office:value-type="float" office:value="82758.6206896552" calcext:value-type="float">
            <text:p>82758,6206896552</text:p>
          </table:table-cell>
          <table:table-cell table:formula="of:=[.$A$37]/(([.$A$38]+[.F$1])*([.$A23]+1))" office:value-type="float" office:value="81135.9026369168" calcext:value-type="float">
            <text:p>81135,9026369168</text:p>
          </table:table-cell>
          <table:table-cell table:formula="of:=[.$A$37]/(([.$A$38]+[.G$1])*([.$A23]+1))" office:value-type="float" office:value="79575.5968169761" calcext:value-type="float">
            <text:p>79575,5968169761</text:p>
          </table:table-cell>
          <table:table-cell table:formula="of:=[.$A$37]/(([.$A$38]+[.H$1])*([.$A23]+1))" office:value-type="float" office:value="78074.1704619388" calcext:value-type="float">
            <text:p>78074,1704619388</text:p>
          </table:table-cell>
          <table:table-cell table:formula="of:=[.$A$37]/(([.$A$38]+[.I$1])*([.$A23]+1))" office:value-type="float" office:value="76628.3524904215" calcext:value-type="float">
            <text:p>76628,3524904215</text:p>
          </table:table-cell>
          <table:table-cell table:formula="of:=[.$A$37]/(([.$A$38]+[.J$1])*([.$A23]+1))" office:value-type="float" office:value="75235.1097178683" calcext:value-type="float">
            <text:p>75235,1097178683</text:p>
          </table:table-cell>
          <table:table-cell table:formula="of:=[.$A$37]/(([.$A$38]+[.K$1])*([.$A23]+1))" office:value-type="float" office:value="73891.6256157636" calcext:value-type="float">
            <text:p>73891,6256157636</text:p>
          </table:table-cell>
          <table:table-cell table:formula="of:=[.$A$37]/(([.$A$38]+[.L$1])*([.$A23]+1))" office:value-type="float" office:value="72595.2813067151" calcext:value-type="float">
            <text:p>72595,2813067151</text:p>
          </table:table-cell>
          <table:table-cell table:formula="of:=[.$A$37]/(([.$A$38]+[.M$1])*([.$A23]+1))" office:value-type="float" office:value="71343.6385255648" calcext:value-type="float">
            <text:p>71343,6385255648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$37]/(([.$A$38]+[.B$1])*([.$A24]+1))" office:value-type="float" office:value="85106.3829787234" calcext:value-type="float">
            <text:p>85106,3829787234</text:p>
          </table:table-cell>
          <table:table-cell table:formula="of:=[.$A$37]/(([.$A$38]+[.C$1])*([.$A24]+1))" office:value-type="float" office:value="83333.3333333333" calcext:value-type="float">
            <text:p>83333,3333333333</text:p>
          </table:table-cell>
          <table:table-cell table:formula="of:=[.$A$37]/(([.$A$38]+[.D$1])*([.$A24]+1))" office:value-type="float" office:value="81632.6530612245" calcext:value-type="float">
            <text:p>81632,6530612245</text:p>
          </table:table-cell>
          <table:table-cell table:formula="of:=[.$A$37]/(([.$A$38]+[.E$1])*([.$A24]+1))" office:value-type="float" office:value="80000" calcext:value-type="float">
            <text:p>80000</text:p>
          </table:table-cell>
          <table:table-cell table:formula="of:=[.$A$37]/(([.$A$38]+[.F$1])*([.$A24]+1))" office:value-type="float" office:value="78431.3725490196" calcext:value-type="float">
            <text:p>78431,3725490196</text:p>
          </table:table-cell>
          <table:table-cell table:formula="of:=[.$A$37]/(([.$A$38]+[.G$1])*([.$A24]+1))" office:value-type="float" office:value="76923.0769230769" calcext:value-type="float">
            <text:p>76923,0769230769</text:p>
          </table:table-cell>
          <table:table-cell table:formula="of:=[.$A$37]/(([.$A$38]+[.H$1])*([.$A24]+1))" office:value-type="float" office:value="75471.6981132076" calcext:value-type="float">
            <text:p>75471,6981132076</text:p>
          </table:table-cell>
          <table:table-cell table:formula="of:=[.$A$37]/(([.$A$38]+[.I$1])*([.$A24]+1))" office:value-type="float" office:value="74074.0740740741" calcext:value-type="float">
            <text:p>74074,0740740741</text:p>
          </table:table-cell>
          <table:table-cell table:formula="of:=[.$A$37]/(([.$A$38]+[.J$1])*([.$A24]+1))" office:value-type="float" office:value="72727.2727272727" calcext:value-type="float">
            <text:p>72727,2727272727</text:p>
          </table:table-cell>
          <table:table-cell table:formula="of:=[.$A$37]/(([.$A$38]+[.K$1])*([.$A24]+1))" office:value-type="float" office:value="71428.5714285714" calcext:value-type="float">
            <text:p>71428,5714285714</text:p>
          </table:table-cell>
          <table:table-cell table:formula="of:=[.$A$37]/(([.$A$38]+[.L$1])*([.$A24]+1))" office:value-type="float" office:value="70175.4385964912" calcext:value-type="float">
            <text:p>70175,4385964912</text:p>
          </table:table-cell>
          <table:table-cell table:formula="of:=[.$A$37]/(([.$A$38]+[.M$1])*([.$A24]+1))" office:value-type="float" office:value="68965.5172413793" calcext:value-type="float">
            <text:p>68965,5172413793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$37]/(([.$A$38]+[.B$1])*([.$A25]+1))" office:value-type="float" office:value="82361.0157858614" calcext:value-type="float">
            <text:p>82361,0157858614</text:p>
          </table:table-cell>
          <table:table-cell table:formula="of:=[.$A$37]/(([.$A$38]+[.C$1])*([.$A25]+1))" office:value-type="float" office:value="80645.1612903226" calcext:value-type="float">
            <text:p>80645,1612903226</text:p>
          </table:table-cell>
          <table:table-cell table:formula="of:=[.$A$37]/(([.$A$38]+[.D$1])*([.$A25]+1))" office:value-type="float" office:value="78999.3416721527" calcext:value-type="float">
            <text:p>78999,3416721527</text:p>
          </table:table-cell>
          <table:table-cell table:formula="of:=[.$A$37]/(([.$A$38]+[.E$1])*([.$A25]+1))" office:value-type="float" office:value="77419.3548387097" calcext:value-type="float">
            <text:p>77419,3548387097</text:p>
          </table:table-cell>
          <table:table-cell table:formula="of:=[.$A$37]/(([.$A$38]+[.F$1])*([.$A25]+1))" office:value-type="float" office:value="75901.3282732448" calcext:value-type="float">
            <text:p>75901,3282732448</text:p>
          </table:table-cell>
          <table:table-cell table:formula="of:=[.$A$37]/(([.$A$38]+[.G$1])*([.$A25]+1))" office:value-type="float" office:value="74441.6873449132" calcext:value-type="float">
            <text:p>74441,6873449132</text:p>
          </table:table-cell>
          <table:table-cell table:formula="of:=[.$A$37]/(([.$A$38]+[.H$1])*([.$A25]+1))" office:value-type="float" office:value="73037.1272063299" calcext:value-type="float">
            <text:p>73037,1272063299</text:p>
          </table:table-cell>
          <table:table-cell table:formula="of:=[.$A$37]/(([.$A$38]+[.I$1])*([.$A25]+1))" office:value-type="float" office:value="71684.5878136201" calcext:value-type="float">
            <text:p>71684,5878136201</text:p>
          </table:table-cell>
          <table:table-cell table:formula="of:=[.$A$37]/(([.$A$38]+[.J$1])*([.$A25]+1))" office:value-type="float" office:value="70381.2316715543" calcext:value-type="float">
            <text:p>70381,2316715543</text:p>
          </table:table-cell>
          <table:table-cell table:formula="of:=[.$A$37]/(([.$A$38]+[.K$1])*([.$A25]+1))" office:value-type="float" office:value="69124.4239631336" calcext:value-type="float">
            <text:p>69124,4239631336</text:p>
          </table:table-cell>
          <table:table-cell table:formula="of:=[.$A$37]/(([.$A$38]+[.L$1])*([.$A25]+1))" office:value-type="float" office:value="67911.714770798" calcext:value-type="float">
            <text:p>67911,714770798</text:p>
          </table:table-cell>
          <table:table-cell table:formula="of:=[.$A$37]/(([.$A$38]+[.M$1])*([.$A25]+1))" office:value-type="float" office:value="66740.8231368187" calcext:value-type="float">
            <text:p>66740,8231368187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$37]/(([.$A$38]+[.B$1])*([.$A26]+1))" office:value-type="float" office:value="79787.2340425532" calcext:value-type="float">
            <text:p>79787,2340425532</text:p>
          </table:table-cell>
          <table:table-cell table:formula="of:=[.$A$37]/(([.$A$38]+[.C$1])*([.$A26]+1))" office:value-type="float" office:value="78125" calcext:value-type="float">
            <text:p>78125</text:p>
          </table:table-cell>
          <table:table-cell table:formula="of:=[.$A$37]/(([.$A$38]+[.D$1])*([.$A26]+1))" office:value-type="float" office:value="76530.612244898" calcext:value-type="float">
            <text:p>76530,612244898</text:p>
          </table:table-cell>
          <table:table-cell table:formula="of:=[.$A$37]/(([.$A$38]+[.E$1])*([.$A26]+1))" office:value-type="float" office:value="75000" calcext:value-type="float">
            <text:p>75000</text:p>
          </table:table-cell>
          <table:table-cell table:formula="of:=[.$A$37]/(([.$A$38]+[.F$1])*([.$A26]+1))" office:value-type="float" office:value="73529.4117647059" calcext:value-type="float">
            <text:p>73529,4117647059</text:p>
          </table:table-cell>
          <table:table-cell table:formula="of:=[.$A$37]/(([.$A$38]+[.G$1])*([.$A26]+1))" office:value-type="float" office:value="72115.3846153846" calcext:value-type="float">
            <text:p>72115,3846153846</text:p>
          </table:table-cell>
          <table:table-cell table:formula="of:=[.$A$37]/(([.$A$38]+[.H$1])*([.$A26]+1))" office:value-type="float" office:value="70754.7169811321" calcext:value-type="float">
            <text:p>70754,7169811321</text:p>
          </table:table-cell>
          <table:table-cell table:formula="of:=[.$A$37]/(([.$A$38]+[.I$1])*([.$A26]+1))" office:value-type="float" office:value="69444.4444444444" calcext:value-type="float">
            <text:p>69444,4444444444</text:p>
          </table:table-cell>
          <table:table-cell table:formula="of:=[.$A$37]/(([.$A$38]+[.J$1])*([.$A26]+1))" office:value-type="float" office:value="68181.8181818182" calcext:value-type="float">
            <text:p>68181,8181818182</text:p>
          </table:table-cell>
          <table:table-cell table:formula="of:=[.$A$37]/(([.$A$38]+[.K$1])*([.$A26]+1))" office:value-type="float" office:value="66964.2857142857" calcext:value-type="float">
            <text:p>66964,2857142857</text:p>
          </table:table-cell>
          <table:table-cell table:formula="of:=[.$A$37]/(([.$A$38]+[.L$1])*([.$A26]+1))" office:value-type="float" office:value="65789.4736842105" calcext:value-type="float">
            <text:p>65789,4736842105</text:p>
          </table:table-cell>
          <table:table-cell table:formula="of:=[.$A$37]/(([.$A$38]+[.M$1])*([.$A26]+1))" office:value-type="float" office:value="64655.1724137931" calcext:value-type="float">
            <text:p>64655,1724137931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$37]/(([.$A$38]+[.B$1])*([.$A27]+1))" office:value-type="float" office:value="77369.4390715667" calcext:value-type="float">
            <text:p>77369,4390715667</text:p>
          </table:table-cell>
          <table:table-cell table:formula="of:=[.$A$37]/(([.$A$38]+[.C$1])*([.$A27]+1))" office:value-type="float" office:value="75757.5757575758" calcext:value-type="float">
            <text:p>75757,5757575758</text:p>
          </table:table-cell>
          <table:table-cell table:formula="of:=[.$A$37]/(([.$A$38]+[.D$1])*([.$A27]+1))" office:value-type="float" office:value="74211.5027829314" calcext:value-type="float">
            <text:p>74211,5027829314</text:p>
          </table:table-cell>
          <table:table-cell table:formula="of:=[.$A$37]/(([.$A$38]+[.E$1])*([.$A27]+1))" office:value-type="float" office:value="72727.2727272727" calcext:value-type="float">
            <text:p>72727,2727272727</text:p>
          </table:table-cell>
          <table:table-cell table:formula="of:=[.$A$37]/(([.$A$38]+[.F$1])*([.$A27]+1))" office:value-type="float" office:value="71301.247771836" calcext:value-type="float">
            <text:p>71301,247771836</text:p>
          </table:table-cell>
          <table:table-cell table:formula="of:=[.$A$37]/(([.$A$38]+[.G$1])*([.$A27]+1))" office:value-type="float" office:value="69930.0699300699" calcext:value-type="float">
            <text:p>69930,0699300699</text:p>
          </table:table-cell>
          <table:table-cell table:formula="of:=[.$A$37]/(([.$A$38]+[.H$1])*([.$A27]+1))" office:value-type="float" office:value="68610.6346483705" calcext:value-type="float">
            <text:p>68610,6346483705</text:p>
          </table:table-cell>
          <table:table-cell table:formula="of:=[.$A$37]/(([.$A$38]+[.I$1])*([.$A27]+1))" office:value-type="float" office:value="67340.0673400673" calcext:value-type="float">
            <text:p>67340,0673400673</text:p>
          </table:table-cell>
          <table:table-cell table:formula="of:=[.$A$37]/(([.$A$38]+[.J$1])*([.$A27]+1))" office:value-type="float" office:value="66115.7024793388" calcext:value-type="float">
            <text:p>66115,7024793388</text:p>
          </table:table-cell>
          <table:table-cell table:formula="of:=[.$A$37]/(([.$A$38]+[.K$1])*([.$A27]+1))" office:value-type="float" office:value="64935.0649350649" calcext:value-type="float">
            <text:p>64935,0649350649</text:p>
          </table:table-cell>
          <table:table-cell table:formula="of:=[.$A$37]/(([.$A$38]+[.L$1])*([.$A27]+1))" office:value-type="float" office:value="63795.8532695375" calcext:value-type="float">
            <text:p>63795,8532695375</text:p>
          </table:table-cell>
          <table:table-cell table:formula="of:=[.$A$37]/(([.$A$38]+[.M$1])*([.$A27]+1))" office:value-type="float" office:value="62695.9247648903" calcext:value-type="float">
            <text:p>62695,9247648903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$37]/(([.$A$38]+[.B$1])*([.$A28]+1))" office:value-type="float" office:value="75093.8673341677" calcext:value-type="float">
            <text:p>75093,8673341677</text:p>
          </table:table-cell>
          <table:table-cell table:formula="of:=[.$A$37]/(([.$A$38]+[.C$1])*([.$A28]+1))" office:value-type="float" office:value="73529.4117647059" calcext:value-type="float">
            <text:p>73529,4117647059</text:p>
          </table:table-cell>
          <table:table-cell table:formula="of:=[.$A$37]/(([.$A$38]+[.D$1])*([.$A28]+1))" office:value-type="float" office:value="72028.8115246099" calcext:value-type="float">
            <text:p>72028,8115246099</text:p>
          </table:table-cell>
          <table:table-cell table:formula="of:=[.$A$37]/(([.$A$38]+[.E$1])*([.$A28]+1))" office:value-type="float" office:value="70588.2352941177" calcext:value-type="float">
            <text:p>70588,2352941177</text:p>
          </table:table-cell>
          <table:table-cell table:formula="of:=[.$A$37]/(([.$A$38]+[.F$1])*([.$A28]+1))" office:value-type="float" office:value="69204.1522491349" calcext:value-type="float">
            <text:p>69204,1522491349</text:p>
          </table:table-cell>
          <table:table-cell table:formula="of:=[.$A$37]/(([.$A$38]+[.G$1])*([.$A28]+1))" office:value-type="float" office:value="67873.3031674208" calcext:value-type="float">
            <text:p>67873,3031674208</text:p>
          </table:table-cell>
          <table:table-cell table:formula="of:=[.$A$37]/(([.$A$38]+[.H$1])*([.$A28]+1))" office:value-type="float" office:value="66592.6748057714" calcext:value-type="float">
            <text:p>66592,6748057714</text:p>
          </table:table-cell>
          <table:table-cell table:formula="of:=[.$A$37]/(([.$A$38]+[.I$1])*([.$A28]+1))" office:value-type="float" office:value="65359.477124183" calcext:value-type="float">
            <text:p>65359,477124183</text:p>
          </table:table-cell>
          <table:table-cell table:formula="of:=[.$A$37]/(([.$A$38]+[.J$1])*([.$A28]+1))" office:value-type="float" office:value="64171.1229946524" calcext:value-type="float">
            <text:p>64171,1229946524</text:p>
          </table:table-cell>
          <table:table-cell table:formula="of:=[.$A$37]/(([.$A$38]+[.K$1])*([.$A28]+1))" office:value-type="float" office:value="63025.2100840336" calcext:value-type="float">
            <text:p>63025,2100840336</text:p>
          </table:table-cell>
          <table:table-cell table:formula="of:=[.$A$37]/(([.$A$38]+[.L$1])*([.$A28]+1))" office:value-type="float" office:value="61919.5046439629" calcext:value-type="float">
            <text:p>61919,5046439629</text:p>
          </table:table-cell>
          <table:table-cell table:formula="of:=[.$A$37]/(([.$A$38]+[.M$1])*([.$A28]+1))" office:value-type="float" office:value="60851.9269776876" calcext:value-type="float">
            <text:p>60851,9269776876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$37]/(([.$A$38]+[.B$1])*([.$A29]+1))" office:value-type="float" office:value="72948.3282674772" calcext:value-type="float">
            <text:p>72948,3282674772</text:p>
          </table:table-cell>
          <table:table-cell table:formula="of:=[.$A$37]/(([.$A$38]+[.C$1])*([.$A29]+1))" office:value-type="float" office:value="71428.5714285714" calcext:value-type="float">
            <text:p>71428,5714285714</text:p>
          </table:table-cell>
          <table:table-cell table:formula="of:=[.$A$37]/(([.$A$38]+[.D$1])*([.$A29]+1))" office:value-type="float" office:value="69970.8454810496" calcext:value-type="float">
            <text:p>69970,8454810496</text:p>
          </table:table-cell>
          <table:table-cell table:formula="of:=[.$A$37]/(([.$A$38]+[.E$1])*([.$A29]+1))" office:value-type="float" office:value="68571.4285714286" calcext:value-type="float">
            <text:p>68571,4285714286</text:p>
          </table:table-cell>
          <table:table-cell table:formula="of:=[.$A$37]/(([.$A$38]+[.F$1])*([.$A29]+1))" office:value-type="float" office:value="67226.8907563025" calcext:value-type="float">
            <text:p>67226,8907563025</text:p>
          </table:table-cell>
          <table:table-cell table:formula="of:=[.$A$37]/(([.$A$38]+[.G$1])*([.$A29]+1))" office:value-type="float" office:value="65934.0659340659" calcext:value-type="float">
            <text:p>65934,0659340659</text:p>
          </table:table-cell>
          <table:table-cell table:formula="of:=[.$A$37]/(([.$A$38]+[.H$1])*([.$A29]+1))" office:value-type="float" office:value="64690.0269541779" calcext:value-type="float">
            <text:p>64690,0269541779</text:p>
          </table:table-cell>
          <table:table-cell table:formula="of:=[.$A$37]/(([.$A$38]+[.I$1])*([.$A29]+1))" office:value-type="float" office:value="63492.0634920635" calcext:value-type="float">
            <text:p>63492,0634920635</text:p>
          </table:table-cell>
          <table:table-cell table:formula="of:=[.$A$37]/(([.$A$38]+[.J$1])*([.$A29]+1))" office:value-type="float" office:value="62337.6623376623" calcext:value-type="float">
            <text:p>62337,6623376623</text:p>
          </table:table-cell>
          <table:table-cell table:formula="of:=[.$A$37]/(([.$A$38]+[.K$1])*([.$A29]+1))" office:value-type="float" office:value="61224.4897959184" calcext:value-type="float">
            <text:p>61224,4897959184</text:p>
          </table:table-cell>
          <table:table-cell table:formula="of:=[.$A$37]/(([.$A$38]+[.L$1])*([.$A29]+1))" office:value-type="float" office:value="60150.3759398496" calcext:value-type="float">
            <text:p>60150,3759398496</text:p>
          </table:table-cell>
          <table:table-cell table:formula="of:=[.$A$37]/(([.$A$38]+[.M$1])*([.$A29]+1))" office:value-type="float" office:value="59113.3004926108" calcext:value-type="float">
            <text:p>59113,3004926108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$37]/(([.$A$38]+[.B$1])*([.$A30]+1))" office:value-type="float" office:value="70921.9858156028" calcext:value-type="float">
            <text:p>70921,9858156028</text:p>
          </table:table-cell>
          <table:table-cell table:formula="of:=[.$A$37]/(([.$A$38]+[.C$1])*([.$A30]+1))" office:value-type="float" office:value="69444.4444444444" calcext:value-type="float">
            <text:p>69444,4444444444</text:p>
          </table:table-cell>
          <table:table-cell table:formula="of:=[.$A$37]/(([.$A$38]+[.D$1])*([.$A30]+1))" office:value-type="float" office:value="68027.2108843537" calcext:value-type="float">
            <text:p>68027,2108843537</text:p>
          </table:table-cell>
          <table:table-cell table:formula="of:=[.$A$37]/(([.$A$38]+[.E$1])*([.$A30]+1))" office:value-type="float" office:value="66666.6666666667" calcext:value-type="float">
            <text:p>66666,6666666667</text:p>
          </table:table-cell>
          <table:table-cell table:formula="of:=[.$A$37]/(([.$A$38]+[.F$1])*([.$A30]+1))" office:value-type="float" office:value="65359.477124183" calcext:value-type="float">
            <text:p>65359,477124183</text:p>
          </table:table-cell>
          <table:table-cell table:formula="of:=[.$A$37]/(([.$A$38]+[.G$1])*([.$A30]+1))" office:value-type="float" office:value="64102.5641025641" calcext:value-type="float">
            <text:p>64102,5641025641</text:p>
          </table:table-cell>
          <table:table-cell table:formula="of:=[.$A$37]/(([.$A$38]+[.H$1])*([.$A30]+1))" office:value-type="float" office:value="62893.0817610063" calcext:value-type="float">
            <text:p>62893,0817610063</text:p>
          </table:table-cell>
          <table:table-cell table:formula="of:=[.$A$37]/(([.$A$38]+[.I$1])*([.$A30]+1))" office:value-type="float" office:value="61728.3950617284" calcext:value-type="float">
            <text:p>61728,3950617284</text:p>
          </table:table-cell>
          <table:table-cell table:formula="of:=[.$A$37]/(([.$A$38]+[.J$1])*([.$A30]+1))" office:value-type="float" office:value="60606.0606060606" calcext:value-type="float">
            <text:p>60606,0606060606</text:p>
          </table:table-cell>
          <table:table-cell table:formula="of:=[.$A$37]/(([.$A$38]+[.K$1])*([.$A30]+1))" office:value-type="float" office:value="59523.8095238095" calcext:value-type="float">
            <text:p>59523,8095238095</text:p>
          </table:table-cell>
          <table:table-cell table:formula="of:=[.$A$37]/(([.$A$38]+[.L$1])*([.$A30]+1))" office:value-type="float" office:value="58479.5321637427" calcext:value-type="float">
            <text:p>58479,5321637427</text:p>
          </table:table-cell>
          <table:table-cell table:formula="of:=[.$A$37]/(([.$A$38]+[.M$1])*([.$A30]+1))" office:value-type="float" office:value="57471.2643678161" calcext:value-type="float">
            <text:p>57471,2643678161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$37]/(([.$A$38]+[.B$1])*([.$A31]+1))" office:value-type="float" office:value="69005.1753881541" calcext:value-type="float">
            <text:p>69005,1753881541</text:p>
          </table:table-cell>
          <table:table-cell table:formula="of:=[.$A$37]/(([.$A$38]+[.C$1])*([.$A31]+1))" office:value-type="float" office:value="67567.5675675676" calcext:value-type="float">
            <text:p>67567,5675675676</text:p>
          </table:table-cell>
          <table:table-cell table:formula="of:=[.$A$37]/(([.$A$38]+[.D$1])*([.$A31]+1))" office:value-type="float" office:value="66188.637617209" calcext:value-type="float">
            <text:p>66188,637617209</text:p>
          </table:table-cell>
          <table:table-cell table:formula="of:=[.$A$37]/(([.$A$38]+[.E$1])*([.$A31]+1))" office:value-type="float" office:value="64864.8648648649" calcext:value-type="float">
            <text:p>64864,8648648649</text:p>
          </table:table-cell>
          <table:table-cell table:formula="of:=[.$A$37]/(([.$A$38]+[.F$1])*([.$A31]+1))" office:value-type="float" office:value="63593.0047694754" calcext:value-type="float">
            <text:p>63593,0047694754</text:p>
          </table:table-cell>
          <table:table-cell table:formula="of:=[.$A$37]/(([.$A$38]+[.G$1])*([.$A31]+1))" office:value-type="float" office:value="62370.0623700624" calcext:value-type="float">
            <text:p>62370,0623700624</text:p>
          </table:table-cell>
          <table:table-cell table:formula="of:=[.$A$37]/(([.$A$38]+[.H$1])*([.$A31]+1))" office:value-type="float" office:value="61193.2687404386" calcext:value-type="float">
            <text:p>61193,2687404386</text:p>
          </table:table-cell>
          <table:table-cell table:formula="of:=[.$A$37]/(([.$A$38]+[.I$1])*([.$A31]+1))" office:value-type="float" office:value="60060.0600600601" calcext:value-type="float">
            <text:p>60060,0600600601</text:p>
          </table:table-cell>
          <table:table-cell table:formula="of:=[.$A$37]/(([.$A$38]+[.J$1])*([.$A31]+1))" office:value-type="float" office:value="58968.058968059" calcext:value-type="float">
            <text:p>58968,058968059</text:p>
          </table:table-cell>
          <table:table-cell table:formula="of:=[.$A$37]/(([.$A$38]+[.K$1])*([.$A31]+1))" office:value-type="float" office:value="57915.0579150579" calcext:value-type="float">
            <text:p>57915,0579150579</text:p>
          </table:table-cell>
          <table:table-cell table:formula="of:=[.$A$37]/(([.$A$38]+[.L$1])*([.$A31]+1))" office:value-type="float" office:value="56899.0042674253" calcext:value-type="float">
            <text:p>56899,0042674253</text:p>
          </table:table-cell>
          <table:table-cell table:formula="of:=[.$A$37]/(([.$A$38]+[.M$1])*([.$A31]+1))" office:value-type="float" office:value="55917.9869524697" calcext:value-type="float">
            <text:p>55917,9869524697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$37]/(([.$A$38]+[.B$1])*([.$A32]+1))" office:value-type="float" office:value="67189.2497200448" calcext:value-type="float">
            <text:p>67189,2497200448</text:p>
          </table:table-cell>
          <table:table-cell table:formula="of:=[.$A$37]/(([.$A$38]+[.C$1])*([.$A32]+1))" office:value-type="float" office:value="65789.4736842105" calcext:value-type="float">
            <text:p>65789,4736842105</text:p>
          </table:table-cell>
          <table:table-cell table:formula="of:=[.$A$37]/(([.$A$38]+[.D$1])*([.$A32]+1))" office:value-type="float" office:value="64446.8313641246" calcext:value-type="float">
            <text:p>64446,8313641246</text:p>
          </table:table-cell>
          <table:table-cell table:formula="of:=[.$A$37]/(([.$A$38]+[.E$1])*([.$A32]+1))" office:value-type="float" office:value="63157.8947368421" calcext:value-type="float">
            <text:p>63157,8947368421</text:p>
          </table:table-cell>
          <table:table-cell table:formula="of:=[.$A$37]/(([.$A$38]+[.F$1])*([.$A32]+1))" office:value-type="float" office:value="61919.5046439629" calcext:value-type="float">
            <text:p>61919,5046439629</text:p>
          </table:table-cell>
          <table:table-cell table:formula="of:=[.$A$37]/(([.$A$38]+[.G$1])*([.$A32]+1))" office:value-type="float" office:value="60728.7449392713" calcext:value-type="float">
            <text:p>60728,7449392713</text:p>
          </table:table-cell>
          <table:table-cell table:formula="of:=[.$A$37]/(([.$A$38]+[.H$1])*([.$A32]+1))" office:value-type="float" office:value="59582.9195630586" calcext:value-type="float">
            <text:p>59582,9195630586</text:p>
          </table:table-cell>
          <table:table-cell table:formula="of:=[.$A$37]/(([.$A$38]+[.I$1])*([.$A32]+1))" office:value-type="float" office:value="58479.5321637427" calcext:value-type="float">
            <text:p>58479,5321637427</text:p>
          </table:table-cell>
          <table:table-cell table:formula="of:=[.$A$37]/(([.$A$38]+[.J$1])*([.$A32]+1))" office:value-type="float" office:value="57416.2679425837" calcext:value-type="float">
            <text:p>57416,2679425837</text:p>
          </table:table-cell>
          <table:table-cell table:formula="of:=[.$A$37]/(([.$A$38]+[.K$1])*([.$A32]+1))" office:value-type="float" office:value="56390.977443609" calcext:value-type="float">
            <text:p>56390,977443609</text:p>
          </table:table-cell>
          <table:table-cell table:formula="of:=[.$A$37]/(([.$A$38]+[.L$1])*([.$A32]+1))" office:value-type="float" office:value="55401.6620498615" calcext:value-type="float">
            <text:p>55401,6620498615</text:p>
          </table:table-cell>
          <table:table-cell table:formula="of:=[.$A$37]/(([.$A$38]+[.M$1])*([.$A32]+1))" office:value-type="float" office:value="54446.4609800363" calcext:value-type="float">
            <text:p>54446,4609800363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$37]/(([.$A$38]+[.B$1])*([.$A33]+1))" office:value-type="float" office:value="65466.4484451719" calcext:value-type="float">
            <text:p>65466,4484451719</text:p>
          </table:table-cell>
          <table:table-cell table:formula="of:=[.$A$37]/(([.$A$38]+[.C$1])*([.$A33]+1))" office:value-type="float" office:value="64102.5641025641" calcext:value-type="float">
            <text:p>64102,5641025641</text:p>
          </table:table-cell>
          <table:table-cell table:formula="of:=[.$A$37]/(([.$A$38]+[.D$1])*([.$A33]+1))" office:value-type="float" office:value="62794.3485086342" calcext:value-type="float">
            <text:p>62794,3485086342</text:p>
          </table:table-cell>
          <table:table-cell table:formula="of:=[.$A$37]/(([.$A$38]+[.E$1])*([.$A33]+1))" office:value-type="float" office:value="61538.4615384615" calcext:value-type="float">
            <text:p>61538,4615384615</text:p>
          </table:table-cell>
          <table:table-cell table:formula="of:=[.$A$37]/(([.$A$38]+[.F$1])*([.$A33]+1))" office:value-type="float" office:value="60331.8250377074" calcext:value-type="float">
            <text:p>60331,8250377074</text:p>
          </table:table-cell>
          <table:table-cell table:formula="of:=[.$A$37]/(([.$A$38]+[.G$1])*([.$A33]+1))" office:value-type="float" office:value="59171.5976331361" calcext:value-type="float">
            <text:p>59171,5976331361</text:p>
          </table:table-cell>
          <table:table-cell table:formula="of:=[.$A$37]/(([.$A$38]+[.H$1])*([.$A33]+1))" office:value-type="float" office:value="58055.152394775" calcext:value-type="float">
            <text:p>58055,152394775</text:p>
          </table:table-cell>
          <table:table-cell table:formula="of:=[.$A$37]/(([.$A$38]+[.I$1])*([.$A33]+1))" office:value-type="float" office:value="56980.056980057" calcext:value-type="float">
            <text:p>56980,056980057</text:p>
          </table:table-cell>
          <table:table-cell table:formula="of:=[.$A$37]/(([.$A$38]+[.J$1])*([.$A33]+1))" office:value-type="float" office:value="55944.0559440559" calcext:value-type="float">
            <text:p>55944,0559440559</text:p>
          </table:table-cell>
          <table:table-cell table:formula="of:=[.$A$37]/(([.$A$38]+[.K$1])*([.$A33]+1))" office:value-type="float" office:value="54945.0549450549" calcext:value-type="float">
            <text:p>54945,0549450549</text:p>
          </table:table-cell>
          <table:table-cell table:formula="of:=[.$A$37]/(([.$A$38]+[.L$1])*([.$A33]+1))" office:value-type="float" office:value="53981.1066126856" calcext:value-type="float">
            <text:p>53981,1066126856</text:p>
          </table:table-cell>
          <table:table-cell table:formula="of:=[.$A$37]/(([.$A$38]+[.M$1])*([.$A33]+1))" office:value-type="float" office:value="53050.3978779841" calcext:value-type="float">
            <text:p>53050,3978779841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$37]/(([.$A$38]+[.B$1])*([.$A34]+1))" office:value-type="float" office:value="63829.7872340426" calcext:value-type="float">
            <text:p>63829,7872340426</text:p>
          </table:table-cell>
          <table:table-cell table:formula="of:=[.$A$37]/(([.$A$38]+[.C$1])*([.$A34]+1))" office:value-type="float" office:value="62500" calcext:value-type="float">
            <text:p>62500</text:p>
          </table:table-cell>
          <table:table-cell table:formula="of:=[.$A$37]/(([.$A$38]+[.D$1])*([.$A34]+1))" office:value-type="float" office:value="61224.4897959184" calcext:value-type="float">
            <text:p>61224,4897959184</text:p>
          </table:table-cell>
          <table:table-cell table:formula="of:=[.$A$37]/(([.$A$38]+[.E$1])*([.$A34]+1))" office:value-type="float" office:value="60000" calcext:value-type="float">
            <text:p>60000</text:p>
          </table:table-cell>
          <table:table-cell table:formula="of:=[.$A$37]/(([.$A$38]+[.F$1])*([.$A34]+1))" office:value-type="float" office:value="58823.5294117647" calcext:value-type="float">
            <text:p>58823,5294117647</text:p>
          </table:table-cell>
          <table:table-cell table:formula="of:=[.$A$37]/(([.$A$38]+[.G$1])*([.$A34]+1))" office:value-type="float" office:value="57692.3076923077" calcext:value-type="float">
            <text:p>57692,3076923077</text:p>
          </table:table-cell>
          <table:table-cell table:formula="of:=[.$A$37]/(([.$A$38]+[.H$1])*([.$A34]+1))" office:value-type="float" office:value="56603.7735849057" calcext:value-type="float">
            <text:p>56603,7735849057</text:p>
          </table:table-cell>
          <table:table-cell table:formula="of:=[.$A$37]/(([.$A$38]+[.I$1])*([.$A34]+1))" office:value-type="float" office:value="55555.5555555556" calcext:value-type="float">
            <text:p>55555,5555555556</text:p>
          </table:table-cell>
          <table:table-cell table:formula="of:=[.$A$37]/(([.$A$38]+[.J$1])*([.$A34]+1))" office:value-type="float" office:value="54545.4545454545" calcext:value-type="float">
            <text:p>54545,4545454545</text:p>
          </table:table-cell>
          <table:table-cell table:formula="of:=[.$A$37]/(([.$A$38]+[.K$1])*([.$A34]+1))" office:value-type="float" office:value="53571.4285714286" calcext:value-type="float">
            <text:p>53571,4285714286</text:p>
          </table:table-cell>
          <table:table-cell table:formula="of:=[.$A$37]/(([.$A$38]+[.L$1])*([.$A34]+1))" office:value-type="float" office:value="52631.5789473684" calcext:value-type="float">
            <text:p>52631,5789473684</text:p>
          </table:table-cell>
          <table:table-cell table:formula="of:=[.$A$37]/(([.$A$38]+[.M$1])*([.$A34]+1))" office:value-type="float" office:value="51724.1379310345" calcext:value-type="float">
            <text:p>51724,1379310345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$37]/(([.$A$38]+[.B$1])*([.$A35]+1))" office:value-type="float" office:value="62272.9631551635" calcext:value-type="float">
            <text:p>62272,9631551635</text:p>
          </table:table-cell>
          <table:table-cell table:formula="of:=[.$A$37]/(([.$A$38]+[.C$1])*([.$A35]+1))" office:value-type="float" office:value="60975.6097560976" calcext:value-type="float">
            <text:p>60975,6097560976</text:p>
          </table:table-cell>
          <table:table-cell table:formula="of:=[.$A$37]/(([.$A$38]+[.D$1])*([.$A35]+1))" office:value-type="float" office:value="59731.2095569935" calcext:value-type="float">
            <text:p>59731,2095569935</text:p>
          </table:table-cell>
          <table:table-cell table:formula="of:=[.$A$37]/(([.$A$38]+[.E$1])*([.$A35]+1))" office:value-type="float" office:value="58536.5853658537" calcext:value-type="float">
            <text:p>58536,5853658537</text:p>
          </table:table-cell>
          <table:table-cell table:formula="of:=[.$A$37]/(([.$A$38]+[.F$1])*([.$A35]+1))" office:value-type="float" office:value="57388.8091822095" calcext:value-type="float">
            <text:p>57388,8091822095</text:p>
          </table:table-cell>
          <table:table-cell table:formula="of:=[.$A$37]/(([.$A$38]+[.G$1])*([.$A35]+1))" office:value-type="float" office:value="56285.1782363977" calcext:value-type="float">
            <text:p>56285,1782363977</text:p>
          </table:table-cell>
          <table:table-cell table:formula="of:=[.$A$37]/(([.$A$38]+[.H$1])*([.$A35]+1))" office:value-type="float" office:value="55223.1937413714" calcext:value-type="float">
            <text:p>55223,1937413714</text:p>
          </table:table-cell>
          <table:table-cell table:formula="of:=[.$A$37]/(([.$A$38]+[.I$1])*([.$A35]+1))" office:value-type="float" office:value="54200.5420054201" calcext:value-type="float">
            <text:p>54200,5420054201</text:p>
          </table:table-cell>
          <table:table-cell table:formula="of:=[.$A$37]/(([.$A$38]+[.J$1])*([.$A35]+1))" office:value-type="float" office:value="53215.0776053215" calcext:value-type="float">
            <text:p>53215,0776053215</text:p>
          </table:table-cell>
          <table:table-cell table:formula="of:=[.$A$37]/(([.$A$38]+[.K$1])*([.$A35]+1))" office:value-type="float" office:value="52264.8083623693" calcext:value-type="float">
            <text:p>52264,8083623693</text:p>
          </table:table-cell>
          <table:table-cell table:formula="of:=[.$A$37]/(([.$A$38]+[.L$1])*([.$A35]+1))" office:value-type="float" office:value="51347.8818998716" calcext:value-type="float">
            <text:p>51347,8818998716</text:p>
          </table:table-cell>
          <table:table-cell table:formula="of:=[.$A$37]/(([.$A$38]+[.M$1])*([.$A35]+1))" office:value-type="float" office:value="50462.5735912532" calcext:value-type="float">
            <text:p>50462,5735912532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/>
          <table:table-cell table:style-name="ce1" table:number-columns-repeated="18"/>
          <table:table-cell table:number-columns-repeated="1005"/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table:style-name="ce1" office:value-type="string" calcext:value-type="string">
            <text:p>system clock</text:p>
          </table:table-cell>
          <table:table-cell table:style-name="ce1" table:number-columns-repeated="17"/>
          <table:table-cell table:number-columns-repeated="100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add</text:p>
          </table:table-cell>
          <table:table-cell table:style-name="ce1" table:number-columns-repeated="17"/>
          <table:table-cell table:number-columns-repeated="1005"/>
        </table:table-row>
        <table:table-row table:style-name="ro1">
          <table:table-cell/>
          <table:table-cell table:style-name="ce1" table:number-columns-repeated="18"/>
          <table:table-cell table:number-columns-repeated="1005"/>
        </table:table-row>
        <table:table-row table:style-name="ro1">
          <table:table-cell table:number-columns-repeated="2"/>
          <table:table-cell table:style-name="ce1" table:number-columns-repeated="17"/>
          <table:table-cell table:number-columns-repeated="1005"/>
        </table:table-row>
        <table:table-row table:style-name="ro1" table:number-rows-repeated="24">
          <table:table-cell/>
          <table:table-cell table:style-name="ce1" table:number-columns-repeated="18"/>
          <table:table-cell table:number-columns-repeated="1005"/>
        </table:table-row>
        <table:table-row table:style-name="ro1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4">00/00/0000</text:date>, <text:time style:data-style-name="N2" text:time-value="14:26:27.0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GUILHAUME</meta:initial-creator>
    <meta:creation-date>2013-09-01T15:46:53.83</meta:creation-date>
    <dc:date>2015-10-04T15:03:38.689000000</dc:date>
    <meta:editing-duration>PT13H45M8S</meta:editing-duration>
    <meta:editing-cycles>23</meta:editing-cycles>
    <meta:generator>LibreOffice/5.0.1.2$Windows_X86_64 LibreOffice_project/81898c9f5c0d43f3473ba111d7b351050be20261</meta:generator>
    <meta:document-statistic meta:table-count="1" meta:cell-count="458" meta:object-count="0"/>
  </office:meta>
</office:document-meta>
</file>